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00800000008EB659A9EB67C9D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102cm" svg:stroke-color="#ef413d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7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9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3.888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ed1c24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bitmap" draw:fill-image-name="_35__20_Percent" draw:textarea-horizontal-align="justify" draw:textarea-vertical-align="middle" draw:auto-grow-height="false" fo:min-height="0.681cm" fo:min-width="1.122cm"/>
    </style:style>
    <style:style style:name="gr15" style:family="graphic" style:parent-style-name="objectwithoutfill">
      <style:graphic-properties draw:stroke="dash" draw:stroke-dash="Fine_20_Dashed" svg:stroke-width="0.051cm" svg:stroke-color="#ef413d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d1c24" draw:textarea-horizontal-align="justify" draw:textarea-vertical-align="middle" draw:auto-grow-height="false" fo:min-height="0.018cm" fo:min-width="0cm"/>
    </style:style>
    <style:style style:name="gr18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2.186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5.5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4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.755cm"/>
    </style:style>
    <style:style style:name="gr22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1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gr27" style:family="graphic" style:parent-style-name="objectwithoutfill">
      <style:graphic-properties draw:stroke="dash" draw:stroke-dash="Fine_20_Dashed"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90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00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47cm"/>
    </style:style>
    <style:style style:name="gr34" style:family="graphic" style:parent-style-name="standard">
      <style:graphic-properties draw:fill="solid" draw:fill-color="#00a65d" draw:textarea-horizontal-align="justify" draw:textarea-vertical-align="middle" draw:auto-grow-height="false" fo:min-height="0.648cm" fo:min-width="0.372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38" style:family="graphic" style:parent-style-name="standard">
      <style:graphic-properties draw:fill="solid" draw:fill-color="#00a65d" draw:textarea-horizontal-align="justify" draw:textarea-vertical-align="middle" draw:auto-grow-height="false" fo:min-height="0.47cm" fo:min-width="0.22cm"/>
    </style:style>
    <style:style style:name="gr39" style:family="graphic" style:parent-style-name="standard">
      <style:graphic-properties draw:fill="solid" draw:fill-color="#00a65d" draw:textarea-horizontal-align="justify" draw:textarea-vertical-align="middle" draw:auto-grow-height="false" fo:min-height="0.29cm" fo:min-width="0.04cm"/>
    </style:style>
    <style:style style:name="gr40" style:family="graphic" style:parent-style-name="standard">
      <style:graphic-properties draw:fill="solid" draw:fill-color="#ed1c24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648cm" fo:min-width="0.372cm"/>
    </style:style>
    <style:style style:name="gr42" style:family="graphic" style:parent-style-name="objectwithoutfill">
      <style:graphic-properties draw:stroke="dash" draw:stroke-dash="Fine_20_Dashed"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9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22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8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3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15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581cm"/>
    </style:style>
    <style:style style:name="gr53" style:family="graphic" style:parent-style-name="standard">
      <style:graphic-properties draw:stroke="solid" draw:stroke-dash="Dashed_20__28_var_29__20_1" svg:stroke-width="0cm" svg:stroke-color="#b3b3b3" draw:stroke-linejoin="round" svg:stroke-linecap="butt" draw:fill="none" draw:textarea-horizontal-align="center" draw:textarea-vertical-align="middle"/>
    </style:style>
    <style:style style:name="gr54" style:family="graphic" style:parent-style-name="standard">
      <style:graphic-properties draw:stroke="solid" draw:stroke-dash="Dashed_20__28_var_29__20_1" svg:stroke-width="0cm" svg:stroke-color="#b3b3b3" draw:stroke-linejoin="round" svg:stroke-linecap="butt" draw:textarea-horizontal-align="center" draw:textarea-vertical-align="middle"/>
    </style:style>
    <style:style style:name="gr55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00aaad" draw:textarea-horizontal-align="center" draw:textarea-vertical-align="middle"/>
    </style:style>
    <style:style style:name="gr56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579d1c" draw:textarea-horizontal-align="center" draw:textarea-vertical-align="middle"/>
    </style:style>
    <style:style style:name="gr57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004586" draw:textarea-horizontal-align="center" draw:textarea-vertical-align="middle"/>
    </style:style>
    <style:style style:name="gr58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ff420e" draw:textarea-horizontal-align="center" draw:textarea-vertical-align="middle"/>
    </style:style>
    <style:style style:name="gr59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ffd320" draw:textarea-horizontal-align="center" draw:textarea-vertical-align="middle"/>
    </style:style>
    <style:style style:name="gr60" style:family="graphic" style:parent-style-name="standard">
      <style:graphic-properties draw:stroke="none" draw:fill="none" draw:fill-color="#ffffff" draw:textarea-horizontal-align="left" draw:auto-grow-width="true" fo:min-height="0.395cm" fo:min-width="0.88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fill-color="#ffffff" draw:textarea-horizontal-align="left" draw:auto-grow-width="true" fo:min-height="0.395cm" fo:min-width="1.15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fill-color="#ffffff" draw:textarea-horizontal-align="left" draw:auto-grow-width="true" fo:min-height="0.395cm" fo:min-width="2.13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fill-color="#ffffff" draw:textarea-horizontal-align="left" draw:auto-grow-width="true" fo:min-height="0.395cm" fo:min-width="0.19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fill-color="#ffffff" draw:textarea-horizontal-align="left" draw:auto-grow-width="true" fo:min-height="0.395cm" fo:min-width="0.39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fill-color="#ffffff" draw:textarea-horizontal-align="left" draw:auto-grow-width="true" fo:min-height="0.395cm" fo:min-width="1.75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fill-color="#ffffff" draw:textarea-horizontal-align="left" draw:auto-grow-width="true" fo:min-height="0.395cm" fo:min-width="1.42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fill-color="#ffffff" draw:textarea-horizontal-align="left" draw:auto-grow-width="true" fo:min-height="0.395cm" fo:min-width="0.74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fill-color="#ffffff" draw:textarea-horizontal-align="left" draw:auto-grow-width="true" fo:min-height="0.395cm" fo:min-width="0.69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fill-color="#ffffff" draw:textarea-horizontal-align="left" draw:auto-grow-width="true" fo:min-height="0.357cm" fo:min-width="2.17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fill-color="#ffffff" draw:textarea-horizontal-align="left" draw:auto-grow-width="true" fo:min-height="0.357cm" fo:min-width="6.504cm" fo:padding-top="0cm" fo:padding-bottom="0cm" fo:padding-left="0cm" fo:padding-right="0cm"/>
    </style:style>
    <style:style style:name="gr71" style:family="graphic" style:parent-style-name="standard">
      <style:graphic-properties draw:stroke="solid" draw:stroke-dash="Dashed_20__28_var_29__20_1" svg:stroke-width="0cm" svg:stroke-color="#dddddd" draw:stroke-linejoin="round" svg:stroke-linecap="butt" draw:textarea-horizontal-align="center" draw:textarea-vertical-align="middle"/>
    </style:style>
    <style:style style:name="gr72" style:family="graphic" style:parent-style-name="standard">
      <style:graphic-properties draw:stroke="solid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min-height="13.72cm" fo:min-width="21.598cm" fo:padding-top="0.176cm" fo:padding-bottom="0.176cm" fo:padding-left="0.301cm" fo:padding-right="0.301cm"/>
    </style:style>
    <style:style style:name="gr7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5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8" style:family="graphic" style:parent-style-name="standard">
      <style:graphic-properties draw:stroke="solid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min-height="2.544cm" fo:min-width="4.326cm" fo:padding-top="0.176cm" fo:padding-bottom="0.176cm" fo:padding-left="0.301cm" fo:padding-right="0.30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1cm" fo:min-width="0cm"/>
    </style:style>
    <style:style style:name="gr81" style:family="graphic" style:parent-style-name="standard">
      <style:graphic-properties draw:stroke="dash" draw:stroke-dash="Fine_20_Dashed" svg:stroke-width="0.051cm" svg:stroke-color="#3465a4" draw:marker-start-width="0.355cm" draw:marker-end-width="0.355cm" draw:fill="none" draw:textarea-horizontal-align="justify" draw:textarea-vertical-align="middle" draw:auto-grow-height="false" fo:min-height="3.052cm" fo:min-width="8.39cm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ed1c24"/>
      <style:paragraph-properties fo:text-align="center"/>
    </style:style>
    <style:style style:name="P7" style:family="paragraph">
      <loext:graphic-properties draw:fill="bitmap" draw:fill-image-name="_35__20_Percent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00a65d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weight="bold"/>
    </style:style>
    <style:style style:name="P11" style:family="paragraph">
      <loext:graphic-properties draw:fill="solid" draw:fill-color="#00a65d"/>
      <style:paragraph-properties fo:text-align="center"/>
      <style:text-properties fo:font-weight="bold"/>
    </style:style>
    <style:style style:name="P12" style:family="paragraph">
      <loext:graphic-properties draw:fill="solid" draw:fill-color="#00aaad"/>
      <style:paragraph-properties fo:text-align="center"/>
    </style:style>
    <style:style style:name="P13" style:family="paragraph">
      <loext:graphic-properties draw:fill="solid" draw:fill-color="#579d1c"/>
      <style:paragraph-properties fo:text-align="center"/>
    </style:style>
    <style:style style:name="P14" style:family="paragraph">
      <loext:graphic-properties draw:fill="solid" draw:fill-color="#004586"/>
      <style:paragraph-properties fo:text-align="center"/>
    </style:style>
    <style:style style:name="P15" style:family="paragraph">
      <loext:graphic-properties draw:fill="solid" draw:fill-color="#ff420e"/>
      <style:paragraph-properties fo:text-align="center"/>
    </style:style>
    <style:style style:name="P16" style:family="paragraph">
      <loext:graphic-properties draw:fill="solid" draw:fill-color="#ffd320"/>
      <style:paragraph-properties fo:text-align="center"/>
    </style:style>
    <style:style style:name="P17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8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P19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/>
    </style:style>
    <style:style style:name="T3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5" style:family="text">
      <style:text-properties fo:font-size="13pt" fo:language="en" fo:country="US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0.508cm" svg:height="0.508cm" svg:x="5.6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3.30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42cm" svg:y1="6.35cm" svg:x2="3.556cm" svg:y2="11.684cm">
          <text:p/>
        </draw:line>
        <draw:line draw:style-name="gr4" draw:text-style-name="P3" draw:layer="layout" svg:x1="6.096cm" svg:y1="5.842cm" svg:x2="6.604cm" svg:y2="4.826cm">
          <text:p/>
        </draw:line>
        <draw:line draw:style-name="gr5" draw:text-style-name="P3" draw:layer="layout" svg:x1="4.318cm" svg:y1="9.852cm" svg:x2="6.096cm" svg:y2="12.7cm">
          <text:p/>
        </draw:line>
        <draw:frame draw:style-name="gr6" draw:text-style-name="P4" draw:layer="layout" svg:width="2.178cm" svg:height="0.763cm" svg:x="5.08cm" svg:y="12.7cm">
          <draw:text-box>
            <text:p><text:span text:style-name="T1">new key</text:span></text:p>
          </draw:text-box>
        </draw:frame>
        <draw:line draw:style-name="gr7" draw:text-style-name="P3" draw:layer="layout" svg:x1="12.7cm" svg:y1="8.565cm" svg:x2="11.684cm" svg:y2="9.073cm">
          <text:p/>
        </draw:line>
        <draw:frame draw:style-name="gr8" draw:text-style-name="P4" draw:layer="layout" svg:width="3.499cm" svg:height="1.275cm" svg:x="12.552cm" svg:y="7.874cm">
          <draw:text-box>
            <text:p><text:span text:style-name="T1">insert splitting </text:span></text:p>
            <text:p><text:span text:style-name="T1">point if needed</text:span></text:p>
          </draw:text-box>
        </draw:frame>
        <draw:frame draw:style-name="gr9" draw:text-style-name="P4" draw:layer="layout" svg:width="4.359cm" svg:height="2.811cm" svg:x="20.32cm" svg:y="9.652cm">
          <draw:text-box>
            <text:p><text:span text:style-name="T1">insert key (solid red line) as new child of splitting point (recursive)</text:span></text:p>
          </draw:text-box>
        </draw:frame>
        <draw:frame draw:style-name="gr10" draw:text-style-name="P4" draw:layer="layout" svg:width="4.388cm" svg:height="2.299cm" svg:x="6.858cm" svg:y="5.334cm">
          <draw:text-box>
            <text:p><text:span text:style-name="T1">Blue: real nodes</text:span></text:p>
            <text:p><text:span text:style-name="T1">Hollow: contracted </text:span></text:p>
            <text:p><text:span text:style-name="T1">nodes due to</text:span></text:p>
            <text:p><text:span text:style-name="T1">path-compression </text:span></text:p>
          </draw:text-box>
        </draw:frame>
        <draw:custom-shape draw:style-name="gr11" draw:text-style-name="P5" draw:layer="layout" svg:width="0.254cm" svg:height="0.254cm" svg:x="5.134cm" svg:y="7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4.526cm" svg:y="9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3.964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2.546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0.16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cm" svg:y1="6.351cm" svg:x2="10.414cm" svg:y2="11.685cm">
          <text:p/>
        </draw:line>
        <draw:custom-shape draw:style-name="gr11" draw:text-style-name="P5" draw:layer="layout" svg:width="0.254cm" svg:height="0.254cm" svg:x="11.992cm" svg:y="7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1.384cm" svg:y="9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0.822cm" svg:y="10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193cm" svg:y1="9.827cm" svg:x2="12.971cm" svg:y2="12.675cm">
          <text:p/>
        </draw:line>
        <draw:frame draw:style-name="gr6" draw:text-style-name="P4" draw:layer="layout" svg:width="2.178cm" svg:height="0.763cm" svg:x="11.955cm" svg:y="12.675cm">
          <draw:text-box>
            <text:p><text:span text:style-name="T1">new key</text:span></text:p>
          </draw:text-box>
        </draw:frame>
        <draw:line draw:style-name="gr13" draw:text-style-name="P3" draw:layer="layout" svg:x1="11.43cm" svg:y1="9.336cm" svg:x2="10.968cm" svg:y2="10.414cm">
          <text:p/>
        </draw:line>
        <draw:custom-shape draw:style-name="gr2" draw:text-style-name="P2" draw:layer="layout" svg:width="0.508cm" svg:height="0.508cm" svg:x="19.346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9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244cm" svg:height="2.792cm" svg:x="15.552cm" svg:y="12.1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9.5cm" svg:y1="6.352cm" svg:x2="17.214cm" svg:y2="11.686cm">
          <text:p/>
        </draw:line>
        <draw:custom-shape draw:style-name="gr11" draw:text-style-name="P5" draw:layer="layout" svg:width="0.254cm" svg:height="0.254cm" svg:x="18.792cm" svg:y="7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8.184cm" svg:y="9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7.622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8.373cm" svg:y1="10.416cm" svg:x2="19.771cm" svg:y2="12.676cm">
          <text:p/>
        </draw:line>
        <draw:line draw:style-name="gr16" draw:text-style-name="P3" draw:layer="layout" svg:x1="18.23cm" svg:y1="9.337cm" svg:x2="17.768cm" svg:y2="10.415cm">
          <text:p/>
        </draw:line>
        <draw:custom-shape draw:style-name="gr11" draw:text-style-name="P5" draw:layer="layout" svg:width="0.254cm" svg:height="0.254cm" svg:x="18.373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9.074cm" svg:y="11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378cm" svg:height="0.378cm" svg:x="19.68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8.23cm" svg:y1="9.338cm" svg:x2="17.993cm" svg:y2="9.906cm">
          <text:p/>
        </draw:line>
        <draw:line draw:style-name="gr13" draw:text-style-name="P3" draw:layer="layout" svg:x1="17.993cm" svg:y1="9.828cm" svg:x2="18.373cm" svg:y2="10.414cm">
          <text:p/>
        </draw:line>
        <draw:custom-shape draw:style-name="gr18" draw:text-style-name="P3" draw:layer="layout" svg:width="2.736cm" svg:height="2.54cm" svg:x="16.764cm" svg:y="8.63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0.42cm" svg:y1="8.282cm" svg:x2="19.658cm" svg:y2="8.79cm">
          <text:p/>
        </draw:line>
        <draw:frame draw:style-name="gr19" draw:text-style-name="P4" draw:layer="layout" svg:width="6.065cm" svg:height="2.299cm" svg:x="20.32cm" svg:y="6.845cm">
          <draw:text-box>
            <text:p><text:span text:style-name="T1">the children of </text:span></text:p>
            <text:p><text:span text:style-name="T1">a node is managed </text:span></text:p>
            <text:p><text:span text:style-name="T1">recursively by the</text:span></text:p>
            <text:p><text:span text:style-name="T1">same DS</text:span></text:p>
          </draw:text-box>
        </draw:frame>
        <draw:line draw:style-name="gr7" draw:text-style-name="P3" draw:layer="layout" svg:x1="20.32cm" svg:y1="10.16cm" svg:x2="18.373cm" svg:y2="10.16cm">
          <text:p/>
        </draw:line>
        <draw:frame draw:style-name="gr20" draw:text-style-name="P4" draw:layer="layout" svg:width="3.956cm" svg:height="1.275cm" svg:x="19.304cm" svg:y="12.971cm">
          <draw:text-box>
            <text:p><text:span text:style-name="T1">insert new key</text:span></text:p>
            <text:p><text:span text:style-name="T1">as new leaf node</text:span></text:p>
          </draw:text-box>
        </draw:frame>
        <draw:custom-shape draw:style-name="gr14" draw:text-style-name="P7" draw:layer="layout" svg:width="3.244cm" svg:height="2.792cm" svg:x="8.7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3.244cm" svg:height="2.792cm" svg:x="1.8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6.096cm" svg:y1="9.852cm" svg:x2="4.572cm" svg:y2="9.852cm">
          <text:p/>
        </draw:line>
        <draw:frame draw:style-name="gr21" draw:text-style-name="P4" draw:layer="layout" svg:width="2.255cm" svg:height="1.787cm" svg:x="6.127cm" svg:y="8.89cm">
          <draw:text-box>
            <text:p><text:span text:style-name="T1">longest </text:span></text:p>
            <text:p><text:span text:style-name="T1">common</text:span></text:p>
            <text:p><text:span text:style-name="T1">prefix</text:span></text:p>
          </draw:text-box>
        </draw:frame>
        <draw:line draw:style-name="gr4" draw:text-style-name="P3" draw:layer="layout" svg:x1="12.896cm" svg:y1="5.842cm" svg:x2="13.404cm" svg:y2="4.826cm">
          <text:p/>
        </draw:line>
        <draw:line draw:style-name="gr4" draw:text-style-name="P3" draw:layer="layout" svg:x1="19.696cm" svg:y1="5.842cm" svg:x2="20.204cm" svg:y2="4.826cm">
          <text:p/>
        </draw:line>
        <draw:line draw:style-name="gr4" draw:text-style-name="P3" draw:layer="layout" svg:x1="6.096cm" svg:y1="6.35cm" svg:x2="6.604cm" svg:y2="7.366cm">
          <text:p/>
        </draw:line>
        <draw:line draw:style-name="gr4" draw:text-style-name="P3" draw:layer="layout" svg:x1="12.896cm" svg:y1="6.35cm" svg:x2="13.404cm" svg:y2="7.366cm">
          <text:p/>
        </draw:line>
        <draw:line draw:style-name="gr4" draw:text-style-name="P3" draw:layer="layout" svg:x1="19.696cm" svg:y1="6.35cm" svg:x2="20.204cm" svg:y2="7.366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2" draw:text-style-name="P2" draw:layer="layout" svg:width="0.762cm" svg:height="0.762cm" draw:transform="skewX (-0.00139626340159546) translate (4.572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5.335cm" svg:y1="9.498cm" svg:x2="8.89cm" svg:y2="9.498cm">
          <text:p/>
        </draw:line>
        <draw:custom-shape draw:style-name="gr24" draw:text-style-name="P5" draw:layer="layout" svg:width="0.508cm" svg:height="0.508cm" svg:x="8.89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9.411cm" svg:y1="9.499cm" svg:x2="12.966cm" svg:y2="9.499cm">
          <text:p/>
        </draw:line>
        <draw:custom-shape draw:style-name="gr24" draw:text-style-name="P5" draw:layer="layout" svg:width="0.508cm" svg:height="0.508cm" svg:x="12.9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3.511cm" svg:y1="9.499cm" svg:x2="17.066cm" svg:y2="9.499cm">
          <text:p/>
        </draw:line>
        <draw:custom-shape draw:style-name="gr24" draw:text-style-name="P5" draw:layer="layout" svg:width="0.508cm" svg:height="0.508cm" svg:x="17.0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7.537cm" svg:y1="9.498cm" svg:x2="21.092cm" svg:y2="9.498cm">
          <text:p/>
        </draw:line>
        <draw:custom-shape draw:style-name="gr22" draw:text-style-name="P2" draw:layer="layout" svg:width="0.762cm" svg:height="0.762cm" draw:transform="skewX (-0.00139626340159546) translate (21.045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797cm" svg:height="0.763cm" svg:x="4.064cm" svg:y="9.906cm">
          <draw:text-box>
            <text:p><text:span text:style-name="T1">parent</text:span></text:p>
          </draw:text-box>
        </draw:frame>
        <draw:frame draw:style-name="gr26" draw:text-style-name="P4" draw:layer="layout" svg:width="1.442cm" svg:height="0.763cm" svg:x="20.72cm" svg:y="9.906cm">
          <draw:text-box>
            <text:p><text:span text:style-name="T1">child</text:span></text:p>
          </draw:text-box>
        </draw:frame>
        <draw:line draw:style-name="gr27" draw:text-style-name="P3" draw:layer="layout" svg:x1="1.036cm" svg:y1="9.498cm" svg:x2="4.591cm" svg:y2="9.498cm">
          <text:p/>
        </draw:line>
        <draw:line draw:style-name="gr3" draw:text-style-name="P3" draw:layer="layout" svg:x1="4.926cm" svg:y1="9.144cm" svg:x2="4.926cm" svg:y2="6.858cm">
          <text:p/>
        </draw:line>
        <draw:line draw:style-name="gr3" draw:text-style-name="P3" draw:layer="layout" svg:x1="9.126cm" svg:y1="9.244cm" svg:x2="9.126cm" svg:y2="6.958cm">
          <text:p/>
        </draw:line>
        <draw:line draw:style-name="gr7" draw:text-style-name="P3" draw:layer="layout" svg:x1="5.688cm" svg:y1="8.128cm" svg:x2="4.926cm" svg:y2="8.128cm">
          <text:p/>
        </draw:line>
        <draw:frame draw:style-name="gr28" draw:text-style-name="P4" draw:layer="layout" svg:width="2.712cm" svg:height="0.763cm" svg:x="5.77cm" svg:y="7.773cm">
          <draw:text-box>
            <text:p><text:span text:style-name="T1">Child (8bit)</text:span></text:p>
          </draw:text-box>
        </draw:frame>
        <draw:line draw:style-name="gr7" draw:text-style-name="P3" draw:layer="layout" svg:x1="8.427cm" svg:y1="8.128cm" svg:x2="9.189cm" svg:y2="8.128cm">
          <text:p/>
        </draw:line>
        <draw:line draw:style-name="gr3" draw:text-style-name="P3" draw:layer="layout" svg:x1="21.426cm" svg:y1="9.144cm" svg:x2="21.426cm" svg:y2="6.858cm">
          <text:p/>
        </draw:line>
        <draw:line draw:style-name="gr7" draw:text-style-name="P3" draw:layer="layout" svg:x1="10.668cm" svg:y1="8.128cm" svg:x2="9.127cm" svg:y2="8.128cm">
          <text:p/>
        </draw:line>
        <draw:line draw:style-name="gr7" draw:text-style-name="P3" draw:layer="layout" svg:x1="19.776cm" svg:y1="8.128cm" svg:x2="21.389cm" svg:y2="8.128cm">
          <text:p/>
        </draw:line>
        <draw:frame draw:style-name="gr29" draw:text-style-name="P8" draw:layer="layout" svg:width="0.502cm" svg:height="1.187cm" svg:x="12.7cm" svg:y="7.62cm">
          <draw:text-box>
            <text:p/>
          </draw:text-box>
        </draw:frame>
        <draw:frame draw:style-name="gr30" draw:text-style-name="P4" draw:layer="layout" svg:width="5.404cm" svg:height="0.763cm" svg:x="12.57cm" svg:y="7.774cm">
          <draw:text-box>
            <text:p><text:span text:style-name="T1">Path-compressed String</text:span></text:p>
          </draw:text-box>
        </draw:frame>
        <draw:line draw:style-name="gr27" draw:text-style-name="P3" draw:layer="layout" svg:x1="21.837cm" svg:y1="9.498cm" svg:x2="25.392cm" svg:y2="9.498cm">
          <text:p/>
        </draw:line>
        <draw:custom-shape draw:style-name="gr22" draw:text-style-name="P2" draw:layer="layout" svg:width="0.762cm" svg:height="0.762cm" draw:transform="skewX (-0.00139626340159546) translate (25.246cm 9.1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" draw:layer="layout" svg:width="2.509cm" svg:height="1.275cm" svg:x="24.415cm" svg:y="9.907cm">
          <draw:text-box>
            <text:p><text:span text:style-name="T1"><text:s/></text:span><text:span text:style-name="T1">min key</text:span></text:p>
            <text:p><text:span text:style-name="T1">in subtree</text:span></text:p>
          </draw:text-box>
        </draw:frame>
        <draw:line draw:style-name="gr7" draw:text-style-name="P3" draw:layer="layout" svg:x1="9.144cm" svg:y1="10.668cm" svg:x2="9.144cm" svg:y2="9.752cm">
          <text:p/>
        </draw:line>
        <draw:frame draw:style-name="gr32" draw:text-style-name="P4" draw:layer="layout" svg:width="2.356cm" svg:height="0.763cm" svg:x="7.958cm" svg:y="10.521cm">
          <draw:text-box>
            <text:p><text:span text:style-name="T1">indexLen</text:span></text:p>
          </draw:text-box>
        </draw:frame>
        <draw:line draw:style-name="gr7" draw:text-style-name="P3" draw:layer="layout" svg:x1="19.558cm" svg:y1="10.414cm" svg:x2="21.045cm" svg:y2="9.906cm">
          <text:p/>
        </draw:line>
        <draw:frame draw:style-name="gr33" draw:text-style-name="P4" draw:layer="layout" svg:width="1.747cm" svg:height="0.763cm" svg:x="18.573cm" svg:y="10.414cm">
          <draw:text-box>
            <text:p><text:span text:style-name="T1">pcL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4" draw:text-style-name="P9" draw:layer="layout" svg:width="1.232cm" svg:height="1.27cm" svg:x="0.308cm" svg:y="10.79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62cm" svg:height="0.762cm" svg:x="3.521cm" svg:y="11.049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.85cm" svg:y="1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.65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4cm" svg:y1="11.43cm" svg:x2="1.85cm" svg:y2="11.43cm">
          <text:p/>
        </draw:line>
        <draw:line draw:style-name="gr3" draw:text-style-name="P3" draw:layer="layout" svg:x1="2.34cm" svg:y1="11.43cm" svg:x2="2.65cm" svg:y2="11.43cm">
          <text:p/>
        </draw:line>
        <draw:line draw:style-name="gr3" draw:text-style-name="P3" draw:layer="layout" svg:x1="3.166cm" svg:y1="11.43cm" svg:x2="3.528cm" svg:y2="11.43cm">
          <text:p/>
        </draw:line>
        <draw:custom-shape draw:style-name="gr35" draw:text-style-name="P10" draw:layer="layout" svg:width="0.762cm" svg:height="0.762cm" svg:x="6.264cm" svg:y="11.05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4.593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5.394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283cm" svg:y1="11.431cm" svg:x2="4.593cm" svg:y2="11.431cm">
          <text:p/>
        </draw:line>
        <draw:line draw:style-name="gr3" draw:text-style-name="P3" draw:layer="layout" svg:x1="5.083cm" svg:y1="11.431cm" svg:x2="5.393cm" svg:y2="11.431cm">
          <text:p/>
        </draw:line>
        <draw:line draw:style-name="gr3" draw:text-style-name="P3" draw:layer="layout" svg:x1="5.909cm" svg:y1="11.431cm" svg:x2="6.271cm" svg:y2="11.431cm">
          <text:p/>
        </draw:line>
        <draw:custom-shape draw:style-name="gr36" draw:text-style-name="P3" draw:layer="layout" svg:width="0.508cm" svg:height="0.508cm" svg:x="7.362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8.163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052cm" svg:y1="11.422cm" svg:x2="7.362cm" svg:y2="11.422cm">
          <text:p/>
        </draw:line>
        <draw:line draw:style-name="gr3" draw:text-style-name="P3" draw:layer="layout" svg:x1="7.852cm" svg:y1="11.422cm" svg:x2="8.162cm" svg:y2="11.422cm">
          <text:p/>
        </draw:line>
        <draw:line draw:style-name="gr3" draw:text-style-name="P3" draw:layer="layout" svg:x1="8.678cm" svg:y1="11.422cm" svg:x2="9.04cm" svg:y2="11.422cm">
          <text:p/>
        </draw:line>
        <draw:custom-shape draw:style-name="gr37" draw:text-style-name="P3" draw:layer="layout" svg:width="1.016cm" svg:height="1.016cm" svg:x="9.025cm" svg:y="10.92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62cm" svg:height="0.762cm" svg:x="12.022cm" svg:y="11.05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0.35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1.152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041cm" svg:y1="11.431cm" svg:x2="10.351cm" svg:y2="11.431cm">
          <text:p/>
        </draw:line>
        <draw:line draw:style-name="gr3" draw:text-style-name="P3" draw:layer="layout" svg:x1="10.841cm" svg:y1="11.431cm" svg:x2="11.151cm" svg:y2="11.431cm">
          <text:p/>
        </draw:line>
        <draw:line draw:style-name="gr3" draw:text-style-name="P3" draw:layer="layout" svg:x1="11.667cm" svg:y1="11.431cm" svg:x2="12.029cm" svg:y2="11.431cm">
          <text:p/>
        </draw:line>
        <draw:custom-shape draw:style-name="gr35" draw:text-style-name="P10" draw:layer="layout" svg:width="0.762cm" svg:height="0.762cm" svg:x="14.765cm" svg:y="11.051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3.094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3.895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84cm" svg:y1="11.432cm" svg:x2="13.094cm" svg:y2="11.432cm">
          <text:p/>
        </draw:line>
        <draw:line draw:style-name="gr3" draw:text-style-name="P3" draw:layer="layout" svg:x1="13.584cm" svg:y1="11.432cm" svg:x2="13.894cm" svg:y2="11.432cm">
          <text:p/>
        </draw:line>
        <draw:line draw:style-name="gr3" draw:text-style-name="P3" draw:layer="layout" svg:x1="14.41cm" svg:y1="11.432cm" svg:x2="14.772cm" svg:y2="11.432cm">
          <text:p/>
        </draw:line>
        <draw:custom-shape draw:style-name="gr36" draw:text-style-name="P3" draw:layer="layout" svg:width="0.508cm" svg:height="0.508cm" svg:x="15.863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6.6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553cm" svg:y1="11.423cm" svg:x2="15.863cm" svg:y2="11.423cm">
          <text:p/>
        </draw:line>
        <draw:line draw:style-name="gr3" draw:text-style-name="P3" draw:layer="layout" svg:x1="16.353cm" svg:y1="11.423cm" svg:x2="16.663cm" svg:y2="11.423cm">
          <text:p/>
        </draw:line>
        <draw:line draw:style-name="gr3" draw:text-style-name="P3" draw:layer="layout" svg:x1="17.179cm" svg:y1="11.423cm" svg:x2="17.541cm" svg:y2="11.423cm">
          <text:p/>
        </draw:line>
        <draw:custom-shape draw:style-name="gr38" draw:text-style-name="P9" draw:layer="layout" svg:width="1.016cm" svg:height="1.016cm" svg:x="17.526cm" svg:y="10.92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1" draw:layer="layout" svg:width="0.762cm" svg:height="0.762cm" svg:x="20.523cm" svg:y="11.051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8.852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9.653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542cm" svg:y1="11.432cm" svg:x2="18.852cm" svg:y2="11.432cm">
          <text:p/>
        </draw:line>
        <draw:line draw:style-name="gr3" draw:text-style-name="P3" draw:layer="layout" svg:x1="19.342cm" svg:y1="11.432cm" svg:x2="19.652cm" svg:y2="11.432cm">
          <text:p/>
        </draw:line>
        <draw:line draw:style-name="gr3" draw:text-style-name="P3" draw:layer="layout" svg:x1="20.168cm" svg:y1="11.432cm" svg:x2="20.53cm" svg:y2="11.432cm">
          <text:p/>
        </draw:line>
        <draw:custom-shape draw:style-name="gr35" draw:text-style-name="P10" draw:layer="layout" svg:width="0.762cm" svg:height="0.762cm" svg:x="23.266cm" svg:y="11.052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1.595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8cm" svg:height="0.508cm" svg:x="22.396cm" svg:y="1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.285cm" svg:y1="11.433cm" svg:x2="21.595cm" svg:y2="11.433cm">
          <text:p/>
        </draw:line>
        <draw:line draw:style-name="gr3" draw:text-style-name="P3" draw:layer="layout" svg:x1="22.085cm" svg:y1="11.433cm" svg:x2="22.395cm" svg:y2="11.433cm">
          <text:p/>
        </draw:line>
        <draw:line draw:style-name="gr3" draw:text-style-name="P3" draw:layer="layout" svg:x1="22.911cm" svg:y1="11.433cm" svg:x2="23.273cm" svg:y2="11.433cm">
          <text:p/>
        </draw:line>
        <draw:custom-shape draw:style-name="gr36" draw:text-style-name="P3" draw:layer="layout" svg:width="0.508cm" svg:height="0.508cm" svg:x="24.3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5.1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054cm" svg:y1="11.424cm" svg:x2="24.364cm" svg:y2="11.424cm">
          <text:p/>
        </draw:line>
        <draw:line draw:style-name="gr3" draw:text-style-name="P3" draw:layer="layout" svg:x1="24.854cm" svg:y1="11.424cm" svg:x2="25.164cm" svg:y2="11.424cm">
          <text:p/>
        </draw:line>
        <draw:line draw:style-name="gr3" draw:text-style-name="P3" draw:layer="layout" svg:x1="25.68cm" svg:y1="11.424cm" svg:x2="26.042cm" svg:y2="11.424cm">
          <text:p/>
        </draw:line>
        <draw:custom-shape draw:style-name="gr41" draw:text-style-name="P3" draw:layer="layout" svg:width="1.232cm" svg:height="1.27cm" svg:x="26.038cm" svg:y="10.79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22.706cm" svg:y1="11.702cm" svg:x2="24.892cm" svg:y2="12.954cm">
          <text:p/>
        </draw:line>
        <draw:frame draw:style-name="gr43" draw:text-style-name="P4" draw:layer="layout" svg:width="2.204cm" svg:height="0.763cm" svg:x="23.958cm" svg:y="12.853cm">
          <draw:text-box>
            <text:p><text:span text:style-name="T1">new leaf</text:span></text:p>
          </draw:text-box>
        </draw:frame>
        <draw:line draw:style-name="gr7" draw:text-style-name="P3" draw:layer="layout" svg:x1="22.657cm" svg:y1="10.033cm" svg:x2="22.657cm" svg:y2="11.049cm">
          <text:p/>
        </draw:line>
        <draw:frame draw:style-name="gr44" draw:text-style-name="P4" draw:layer="layout" svg:width="4.16cm" svg:height="0.763cm" svg:x="20.758cm" svg:y="9.398cm">
          <draw:text-box>
            <text:p><text:span text:style-name="T1">new splitting node</text:span></text:p>
          </draw:text-box>
        </draw:frame>
        <draw:line draw:style-name="gr7" draw:text-style-name="P3" draw:layer="layout" svg:x1="19.812cm" svg:y1="12.7cm" svg:x2="20.828cm" svg:y2="11.938cm">
          <text:p/>
        </draw:line>
        <draw:line draw:style-name="gr7" draw:text-style-name="P3" draw:layer="layout" svg:x1="19.304cm" svg:y1="12.7cm" svg:x2="18.212cm" svg:y2="12.039cm">
          <text:p/>
        </draw:line>
        <draw:frame draw:style-name="gr45" draw:text-style-name="P4" draw:layer="layout" svg:width="3.398cm" svg:height="1.275cm" svg:x="18.034cm" svg:y="12.595cm">
          <draw:text-box>
            <text:p><text:span text:style-name="T1">“</text:span><text:span text:style-name="T1">intermediate”</text:span></text:p>
            <text:p><text:span text:style-name="T1">nodes needed</text:span></text:p>
          </draw:text-box>
        </draw:frame>
        <draw:line draw:style-name="gr3" draw:text-style-name="P3" draw:layer="layout" svg:x1="0.025cm" svg:y1="11.43cm" svg:x2="0.335cm" svg:y2="11.43cm">
          <text:p/>
        </draw:line>
        <draw:line draw:style-name="gr7" draw:text-style-name="P3" draw:layer="layout" svg:x1="0.916cm" svg:y1="13.208cm" svg:x2="0.916cm" svg:y2="12.192cm">
          <text:p/>
        </draw:line>
        <draw:line draw:style-name="gr3" draw:text-style-name="P3" draw:layer="layout" svg:x1="0.916cm" svg:y1="13.208cm" svg:x2="18.034cm" svg:y2="13.208cm">
          <text:p/>
        </draw:line>
        <draw:line draw:style-name="gr7" draw:text-style-name="P3" draw:layer="layout" svg:x1="4.826cm" svg:y1="10.16cm" svg:x2="11.43cm" svg:y2="10.16cm">
          <text:p/>
        </draw:line>
        <draw:frame draw:style-name="gr46" draw:text-style-name="P4" draw:layer="layout" svg:width="3.728cm" svg:height="0.763cm" svg:x="6.132cm" svg:y="9.344cm">
          <draw:text-box>
            <text:p><text:span text:style-name="T1">depth increases</text:span></text:p>
          </draw:text-box>
        </draw:frame>
        <draw:line draw:style-name="gr3" draw:text-style-name="P3" draw:layer="layout" svg:x1="27.28cm" svg:y1="11.424cm" svg:x2="27.642cm" svg:y2="11.42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2" draw:text-style-name="P2" draw:layer="layout" svg:width="0.762cm" svg:height="0.762cm" draw:transform="skewX (-0.00139626340159546) translate (14.547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5.31cm" svg:y1="9.498cm" svg:x2="17.494cm" svg:y2="9.498cm">
          <text:p/>
        </draw:line>
        <draw:custom-shape draw:style-name="gr24" draw:text-style-name="P5" draw:layer="layout" svg:width="0.508cm" svg:height="0.508cm" svg:x="17.465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7.973cm" svg:y1="9.499cm" svg:x2="19.652cm" svg:y2="9.499cm">
          <text:p/>
        </draw:line>
        <draw:custom-shape draw:style-name="gr24" draw:text-style-name="P5" draw:layer="layout" svg:width="0.508cm" svg:height="0.508cm" svg:x="19.641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20.149cm" svg:y1="9.499cm" svg:x2="21.938cm" svg:y2="9.499cm">
          <text:p/>
        </draw:line>
        <draw:custom-shape draw:style-name="gr24" draw:text-style-name="P5" draw:layer="layout" svg:width="0.508cm" svg:height="0.508cm" svg:x="21.941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22.446cm" svg:y1="9.498cm" svg:x2="24.478cm" svg:y2="9.498cm">
          <text:p/>
        </draw:line>
        <draw:custom-shape draw:style-name="gr22" draw:text-style-name="P2" draw:layer="layout" svg:width="0.762cm" svg:height="0.762cm" draw:transform="skewX (-0.00139626340159546) translate (24.42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2.471cm" svg:height="0.763cm" svg:x="13.739cm" svg:y="9.906cm">
          <draw:text-box>
            <text:p><text:span text:style-name="T1">n-&gt;parent</text:span></text:p>
          </draw:text-box>
        </draw:frame>
        <draw:frame draw:style-name="gr26" draw:text-style-name="P4" draw:layer="layout" svg:width="1.442cm" svg:height="0.763cm" svg:x="24.476cm" svg:y="9.905cm">
          <draw:text-box>
            <text:p><text:span text:style-name="T1">n</text:span></text:p>
          </draw:text-box>
        </draw:frame>
        <draw:line draw:style-name="gr3" draw:text-style-name="P3" draw:layer="layout" svg:x1="14.901cm" svg:y1="9.146cm" svg:x2="14.901cm" svg:y2="7.266cm">
          <text:p/>
        </draw:line>
        <draw:line draw:style-name="gr3" draw:text-style-name="P3" draw:layer="layout" svg:x1="17.701cm" svg:y1="9.252cm" svg:x2="17.701cm" svg:y2="6.458cm">
          <text:p/>
        </draw:line>
        <draw:line draw:style-name="gr7" draw:text-style-name="P3" draw:layer="layout" svg:x1="15.663cm" svg:y1="8.728cm" svg:x2="14.901cm" svg:y2="8.728cm">
          <text:p/>
        </draw:line>
        <draw:frame draw:style-name="gr28" draw:text-style-name="P4" draw:layer="layout" svg:width="2.712cm" svg:height="0.763cm" svg:x="15.545cm" svg:y="8.373cm">
          <draw:text-box>
            <text:p><text:span text:style-name="T1">child</text:span></text:p>
          </draw:text-box>
        </draw:frame>
        <draw:line draw:style-name="gr7" draw:text-style-name="P3" draw:layer="layout" svg:x1="16.902cm" svg:y1="8.728cm" svg:x2="17.664cm" svg:y2="8.728cm">
          <text:p/>
        </draw:line>
        <draw:line draw:style-name="gr3" draw:text-style-name="P3" draw:layer="layout" svg:x1="24.801cm" svg:y1="9.166cm" svg:x2="24.801cm" svg:y2="5.458cm">
          <text:p/>
        </draw:line>
        <draw:line draw:style-name="gr7" draw:text-style-name="P3" draw:layer="layout" svg:x1="18.636cm" svg:y1="8.728cm" svg:x2="17.702cm" svg:y2="8.728cm">
          <text:p/>
        </draw:line>
        <draw:line draw:style-name="gr7" draw:text-style-name="P3" draw:layer="layout" svg:x1="23.851cm" svg:y1="8.728cm" svg:x2="24.801cm" svg:y2="8.728cm">
          <text:p/>
        </draw:line>
        <draw:frame draw:style-name="gr29" draw:text-style-name="P8" draw:layer="layout" svg:width="0.502cm" svg:height="1.187cm" svg:x="22.675cm" svg:y="8.22cm">
          <draw:text-box>
            <text:p/>
          </draw:text-box>
        </draw:frame>
        <draw:frame draw:style-name="gr30" draw:text-style-name="P4" draw:layer="layout" svg:width="5.404cm" svg:height="0.763cm" svg:x="18.545cm" svg:y="8.374cm">
          <draw:text-box>
            <text:p><text:span text:style-name="T1">Path-compressed String</text:span></text:p>
          </draw:text-box>
        </draw:frame>
        <draw:line draw:style-name="gr27" draw:text-style-name="P3" draw:layer="layout" svg:x1="25.212cm" svg:y1="9.498cm" svg:x2="27.022cm" svg:y2="9.498cm">
          <text:p/>
        </draw:line>
        <draw:custom-shape draw:style-name="gr22" draw:text-style-name="P2" draw:layer="layout" svg:width="0.762cm" svg:height="0.762cm" draw:transform="skewX (-0.00139626340159546) translate (4.594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5.357cm" svg:y1="9.498cm" svg:x2="7.541cm" svg:y2="9.498cm">
          <text:p/>
        </draw:line>
        <draw:custom-shape draw:style-name="gr24" draw:text-style-name="P5" draw:layer="layout" svg:width="0.508cm" svg:height="0.508cm" svg:x="7.51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8.02cm" svg:y1="9.499cm" svg:x2="9.699cm" svg:y2="9.499cm">
          <text:p/>
        </draw:line>
        <draw:custom-shape draw:style-name="gr24" draw:text-style-name="P5" draw:layer="layout" svg:width="0.508cm" svg:height="0.508cm" svg:x="9.688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0.196cm" svg:y1="9.499cm" svg:x2="11.985cm" svg:y2="9.499cm">
          <text:p/>
        </draw:line>
        <draw:custom-shape draw:style-name="gr24" draw:text-style-name="P5" draw:layer="layout" svg:width="0.508cm" svg:height="0.508cm" svg:x="11.988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2.493cm" svg:y1="9.498cm" svg:x2="14.525cm" svg:y2="9.498cm">
          <text:p/>
        </draw:line>
        <draw:frame draw:style-name="gr48" draw:text-style-name="P4" draw:layer="layout" svg:width="4.185cm" svg:height="0.763cm" svg:x="2.986cm" svg:y="9.906cm">
          <draw:text-box>
            <text:p><text:span text:style-name="T1">n-&gt;parent-&gt;parent</text:span></text:p>
          </draw:text-box>
        </draw:frame>
        <draw:line draw:style-name="gr3" draw:text-style-name="P3" draw:layer="layout" svg:x1="4.948cm" svg:y1="9.144cm" svg:x2="4.948cm" svg:y2="8.128cm">
          <text:p/>
        </draw:line>
        <draw:line draw:style-name="gr3" draw:text-style-name="P3" draw:layer="layout" svg:x1="7.748cm" svg:y1="9.244cm" svg:x2="7.748cm" svg:y2="8.128cm">
          <text:p/>
        </draw:line>
        <draw:line draw:style-name="gr7" draw:text-style-name="P3" draw:layer="layout" svg:x1="5.71cm" svg:y1="8.728cm" svg:x2="4.948cm" svg:y2="8.728cm">
          <text:p/>
        </draw:line>
        <draw:frame draw:style-name="gr49" draw:text-style-name="P4" draw:layer="layout" svg:width="1.52cm" svg:height="0.763cm" svg:x="5.592cm" svg:y="8.373cm">
          <draw:text-box>
            <text:p><text:span text:style-name="T1">child</text:span></text:p>
          </draw:text-box>
        </draw:frame>
        <draw:line draw:style-name="gr7" draw:text-style-name="P3" draw:layer="layout" svg:x1="6.949cm" svg:y1="8.728cm" svg:x2="7.711cm" svg:y2="8.728cm">
          <text:p/>
        </draw:line>
        <draw:line draw:style-name="gr7" draw:text-style-name="P3" draw:layer="layout" svg:x1="8.683cm" svg:y1="8.728cm" svg:x2="7.749cm" svg:y2="8.728cm">
          <text:p/>
        </draw:line>
        <draw:frame draw:style-name="gr29" draw:text-style-name="P8" draw:layer="layout" svg:width="0.502cm" svg:height="1.187cm" svg:x="12.722cm" svg:y="7.62cm">
          <draw:text-box>
            <text:p/>
          </draw:text-box>
        </draw:frame>
        <draw:frame draw:style-name="gr30" draw:text-style-name="P4" draw:layer="layout" svg:width="5.404cm" svg:height="0.763cm" svg:x="8.592cm" svg:y="8.374cm">
          <draw:text-box>
            <text:p><text:span text:style-name="T1">Path-compressed String</text:span></text:p>
          </draw:text-box>
        </draw:frame>
        <draw:line draw:style-name="gr27" draw:text-style-name="P3" draw:layer="layout" svg:x1="1.512cm" svg:y1="9.498cm" svg:x2="4.712cm" svg:y2="9.498cm">
          <text:p/>
        </draw:line>
        <draw:line draw:style-name="gr7" draw:text-style-name="P3" draw:layer="layout" svg:x1="13.951cm" svg:y1="8.728cm" svg:x2="14.901cm" svg:y2="8.728cm">
          <text:p/>
        </draw:line>
        <draw:line draw:style-name="gr7" draw:text-style-name="P3" draw:layer="layout" svg:x1="12.051cm" svg:y1="7.728cm" svg:x2="14.947cm" svg:y2="7.728cm">
          <text:p/>
        </draw:line>
        <draw:custom-shape draw:style-name="gr22" draw:text-style-name="P2" draw:layer="layout" svg:width="0.762cm" svg:height="0.762cm" draw:transform="skewX (-0.00139626340159546) translate (0.695cm 9.1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797cm" svg:height="0.763cm" svg:x="0.44cm" svg:y="9.907cm">
          <draw:text-box>
            <text:p><text:span text:style-name="T1">root</text:span></text:p>
          </draw:text-box>
        </draw:frame>
        <draw:line draw:style-name="gr3" draw:text-style-name="P3" draw:layer="layout" svg:x1="1.101cm" svg:y1="9.166cm" svg:x2="1.101cm" svg:y2="5.458cm">
          <text:p/>
        </draw:line>
        <draw:line draw:style-name="gr7" draw:text-style-name="P3" draw:layer="layout" svg:x1="4.402cm" svg:y1="7.728cm" svg:x2="1.151cm" svg:y2="7.728cm">
          <text:p/>
        </draw:line>
        <draw:frame draw:style-name="gr50" draw:text-style-name="P4" draw:layer="layout" svg:width="6.89cm" svg:height="0.763cm" svg:x="4.472cm" svg:y="7.266cm">
          <draw:text-box>
            <text:p><text:span text:style-name="T1">string represented by n-&gt;parent</text:span></text:p>
          </draw:text-box>
        </draw:frame>
        <draw:line draw:style-name="gr7" draw:text-style-name="P3" draw:layer="layout" svg:x1="4.962cm" svg:y1="6.928cm" svg:x2="1.152cm" svg:y2="6.928cm">
          <text:p/>
        </draw:line>
        <draw:frame draw:style-name="gr51" draw:text-style-name="P4" draw:layer="layout" svg:width="8.655cm" svg:height="0.763cm" svg:x="5.072cm" svg:y="6.467cm">
          <draw:text-box>
            <text:p><text:span text:style-name="T1">“</text:span><text:span text:style-name="T1">prefix” (index in hash table) for node n</text:span></text:p>
          </draw:text-box>
        </draw:frame>
        <draw:line draw:style-name="gr7" draw:text-style-name="P3" draw:layer="layout" svg:x1="13.651cm" svg:y1="6.928cm" svg:x2="17.715cm" svg:y2="6.928cm">
          <text:p/>
        </draw:line>
        <draw:line draw:style-name="gr7" draw:text-style-name="P3" draw:layer="layout" svg:x1="16.451cm" svg:y1="6.128cm" svg:x2="24.782cm" svg:y2="6.128cm">
          <text:p/>
        </draw:line>
        <draw:line draw:style-name="gr7" draw:text-style-name="P3" draw:layer="layout" svg:x1="9.078cm" svg:y1="6.128cm" svg:x2="1.153cm" svg:y2="6.128cm">
          <text:p/>
        </draw:line>
        <draw:frame draw:style-name="gr52" draw:text-style-name="P4" draw:layer="layout" svg:width="7.081cm" svg:height="0.763cm" svg:x="9.273cm" svg:y="5.668cm">
          <draw:text-box>
            <text:p><text:span text:style-name="T1">string represented by the node 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polygon draw:style-name="gr53" draw:text-style-name="P3" draw:layer="layout" svg:width="18.518cm" svg:height="10.912cm" svg:x="4.671cm" svg:y="6.244cm" svg:viewBox="0 0 18519 10913" draw:points="0,0 18519,0 18519,10913 0,10913">
          <text:p/>
        </draw:polygon>
        <draw:line draw:style-name="gr54" draw:text-style-name="P2" draw:layer="layout" svg:x1="23.19cm" svg:y1="17.156cm" svg:x2="4.671cm" svg:y2="17.156cm">
          <text:p/>
        </draw:line>
        <draw:line draw:style-name="gr54" draw:text-style-name="P2" draw:layer="layout" svg:x1="23.19cm" svg:y1="16.064cm" svg:x2="4.671cm" svg:y2="16.064cm">
          <text:p/>
        </draw:line>
        <draw:line draw:style-name="gr54" draw:text-style-name="P2" draw:layer="layout" svg:x1="23.19cm" svg:y1="14.973cm" svg:x2="4.671cm" svg:y2="14.973cm">
          <text:p/>
        </draw:line>
        <draw:line draw:style-name="gr54" draw:text-style-name="P2" draw:layer="layout" svg:x1="23.19cm" svg:y1="13.881cm" svg:x2="4.671cm" svg:y2="13.881cm">
          <text:p/>
        </draw:line>
        <draw:line draw:style-name="gr54" draw:text-style-name="P2" draw:layer="layout" svg:x1="23.19cm" svg:y1="12.79cm" svg:x2="4.671cm" svg:y2="12.79cm">
          <text:p/>
        </draw:line>
        <draw:line draw:style-name="gr54" draw:text-style-name="P2" draw:layer="layout" svg:x1="23.19cm" svg:y1="11.7cm" svg:x2="4.671cm" svg:y2="11.7cm">
          <text:p/>
        </draw:line>
        <draw:line draw:style-name="gr54" draw:text-style-name="P2" draw:layer="layout" svg:x1="23.19cm" svg:y1="10.608cm" svg:x2="4.671cm" svg:y2="10.608cm">
          <text:p/>
        </draw:line>
        <draw:line draw:style-name="gr54" draw:text-style-name="P2" draw:layer="layout" svg:x1="23.19cm" svg:y1="9.517cm" svg:x2="4.671cm" svg:y2="9.517cm">
          <text:p/>
        </draw:line>
        <draw:line draw:style-name="gr54" draw:text-style-name="P2" draw:layer="layout" svg:x1="23.19cm" svg:y1="8.425cm" svg:x2="4.671cm" svg:y2="8.425cm">
          <text:p/>
        </draw:line>
        <draw:line draw:style-name="gr54" draw:text-style-name="P2" draw:layer="layout" svg:x1="23.19cm" svg:y1="7.334cm" svg:x2="4.671cm" svg:y2="7.334cm">
          <text:p/>
        </draw:line>
        <draw:line draw:style-name="gr54" draw:text-style-name="P2" draw:layer="layout" svg:x1="23.19cm" svg:y1="6.243cm" svg:x2="4.671cm" svg:y2="6.243cm">
          <text:p/>
        </draw:line>
        <draw:polygon draw:style-name="gr54" draw:text-style-name="P2" draw:layer="layout" svg:width="0.149cm" svg:height="0cm" draw:transform="rotate (1.5707963267949) translate (4.67091087094724cm 17.3061314044605cm)" svg:viewBox="0 0 150 0" draw:points="150,0 0,0">
          <text:p/>
        </draw:polygon>
        <draw:polygon draw:style-name="gr54" draw:text-style-name="P2" draw:layer="layout" svg:width="0.149cm" svg:height="0cm" draw:transform="rotate (1.5707963267949) translate (10.843649247722cm 17.3061314044605cm)" svg:viewBox="0 0 150 0" draw:points="150,0 0,0">
          <text:p/>
        </draw:polygon>
        <draw:polygon draw:style-name="gr54" draw:text-style-name="P2" draw:layer="layout" svg:width="0.149cm" svg:height="0cm" draw:transform="rotate (1.5707963267949) translate (17.0163876244967cm 17.3061314044605cm)" svg:viewBox="0 0 150 0" draw:points="150,0 0,0">
          <text:p/>
        </draw:polygon>
        <draw:polyline draw:style-name="gr54" draw:text-style-name="P2" draw:layer="layout" svg:width="0.149cm" svg:height="18.668cm" draw:transform="rotate (1.5707963267949) translate (4.52091722822632cm 17.3061314044605cm)" svg:viewBox="0 0 150 18669" draw:points="150,18669 0,18669 150,18669 150,150 150,0 150,150">
          <text:p/>
        </draw:polyline>
        <draw:polygon draw:style-name="gr54" draw:text-style-name="P2" draw:layer="layout" svg:width="0.149cm" svg:height="0cm" svg:x="4.521cm" svg:y="16.064cm" svg:viewBox="0 0 150 0" draw:points="150,0 0,0">
          <text:p/>
        </draw:polygon>
        <draw:polygon draw:style-name="gr54" draw:text-style-name="P2" draw:layer="layout" svg:width="0.149cm" svg:height="0cm" svg:x="4.521cm" svg:y="14.973cm" svg:viewBox="0 0 150 0" draw:points="150,0 0,0">
          <text:p/>
        </draw:polygon>
        <draw:polygon draw:style-name="gr54" draw:text-style-name="P2" draw:layer="layout" svg:width="0.149cm" svg:height="0cm" svg:x="4.521cm" svg:y="13.881cm" svg:viewBox="0 0 150 0" draw:points="150,0 0,0">
          <text:p/>
        </draw:polygon>
        <draw:polygon draw:style-name="gr54" draw:text-style-name="P2" draw:layer="layout" svg:width="0.149cm" svg:height="0cm" svg:x="4.521cm" svg:y="12.79cm" svg:viewBox="0 0 150 0" draw:points="150,0 0,0">
          <text:p/>
        </draw:polygon>
        <draw:polygon draw:style-name="gr54" draw:text-style-name="P2" draw:layer="layout" svg:width="0.149cm" svg:height="0cm" svg:x="4.521cm" svg:y="11.7cm" svg:viewBox="0 0 150 0" draw:points="150,0 0,0">
          <text:p/>
        </draw:polygon>
        <draw:polygon draw:style-name="gr54" draw:text-style-name="P2" draw:layer="layout" svg:width="0.149cm" svg:height="0cm" svg:x="4.521cm" svg:y="10.608cm" svg:viewBox="0 0 150 0" draw:points="150,0 0,0">
          <text:p/>
        </draw:polygon>
        <draw:polygon draw:style-name="gr54" draw:text-style-name="P2" draw:layer="layout" svg:width="0.149cm" svg:height="0cm" svg:x="4.521cm" svg:y="9.517cm" svg:viewBox="0 0 150 0" draw:points="150,0 0,0">
          <text:p/>
        </draw:polygon>
        <draw:polygon draw:style-name="gr54" draw:text-style-name="P2" draw:layer="layout" svg:width="0.149cm" svg:height="0cm" svg:x="4.521cm" svg:y="8.425cm" svg:viewBox="0 0 150 0" draw:points="150,0 0,0">
          <text:p/>
        </draw:polygon>
        <draw:polygon draw:style-name="gr54" draw:text-style-name="P2" draw:layer="layout" svg:width="0.149cm" svg:height="0cm" svg:x="4.521cm" svg:y="7.334cm" svg:viewBox="0 0 150 0" draw:points="150,0 0,0">
          <text:p/>
        </draw:polygon>
        <draw:polyline draw:style-name="gr54" draw:text-style-name="P2" draw:layer="layout" svg:width="0.149cm" svg:height="10.912cm" svg:x="4.521cm" svg:y="6.243cm" svg:viewBox="0 0 150 10913" draw:points="150,10913 150,0 0,0 150,0">
          <text:p/>
        </draw:polyline>
        <draw:polygon draw:style-name="gr55" draw:text-style-name="P12" draw:layer="layout" svg:width="1.233cm" svg:height="4.212cm" svg:x="17.634cm" svg:y="12.943cm" svg:viewBox="0 0 1234 4213" draw:points="0,0 1234,0 1234,4213 0,4213">
          <text:p/>
        </draw:polygon>
        <draw:polygon draw:style-name="gr56" draw:text-style-name="P13" draw:layer="layout" svg:width="1.234cm" svg:height="1.244cm" svg:x="11.461cm" svg:y="15.911cm" svg:viewBox="0 0 1235 1245" draw:points="0,0 1235,0 1235,1245 0,1245">
          <text:p/>
        </draw:polygon>
        <draw:polygon draw:style-name="gr56" draw:text-style-name="P13" draw:layer="layout" svg:width="1.234cm" svg:height="1.495cm" svg:x="5.288cm" svg:y="15.66cm" svg:viewBox="0 0 1235 1496" draw:points="0,0 1235,0 1235,1496 0,1496">
          <text:p/>
        </draw:polygon>
        <draw:polygon draw:style-name="gr57" draw:text-style-name="P14" draw:layer="layout" svg:width="1.234cm" svg:height="3.077cm" svg:x="18.868cm" svg:y="14.078cm" svg:viewBox="0 0 1235 3078" draw:points="0,0 1235,0 1235,3078 0,3078">
          <text:p/>
        </draw:polygon>
        <draw:polygon draw:style-name="gr57" draw:text-style-name="P14" draw:layer="layout" svg:width="1.234cm" svg:height="1.724cm" svg:x="12.696cm" svg:y="15.431cm" svg:viewBox="0 0 1235 1725" draw:points="0,0 1235,0 1235,1725 0,1725">
          <text:p/>
        </draw:polygon>
        <draw:polygon draw:style-name="gr57" draw:text-style-name="P14" draw:layer="layout" svg:width="1.233cm" svg:height="2.291cm" svg:x="6.523cm" svg:y="14.864cm" svg:viewBox="0 0 1234 2292" draw:points="0,0 1234,0 1234,2292 0,2292">
          <text:p/>
        </draw:polygon>
        <draw:polygon draw:style-name="gr58" draw:text-style-name="P15" draw:layer="layout" svg:width="1.234cm" svg:height="6.384cm" svg:x="20.103cm" svg:y="10.772cm" svg:viewBox="0 0 1235 6385" draw:points="0,0 1235,0 1235,6385 0,6385">
          <text:p/>
        </draw:polygon>
        <draw:polygon draw:style-name="gr58" draw:text-style-name="P15" draw:layer="layout" svg:width="1.233cm" svg:height="5.904cm" svg:x="13.931cm" svg:y="11.252cm" svg:viewBox="0 0 1234 5905" draw:points="0,0 1234,0 1234,5905 0,5905">
          <text:p/>
        </draw:polygon>
        <draw:polygon draw:style-name="gr58" draw:text-style-name="P15" draw:layer="layout" svg:width="1.234cm" svg:height="9.93cm" svg:x="7.757cm" svg:y="7.225cm" svg:viewBox="0 0 1235 9931" draw:points="0,0 1235,0 1235,9931 0,9931">
          <text:p/>
        </draw:polygon>
        <draw:polygon draw:style-name="gr59" draw:text-style-name="P16" draw:layer="layout" svg:width="1.234cm" svg:height="7.791cm" svg:x="15.164cm" svg:y="9.364cm" svg:viewBox="0 0 1235 7792" draw:points="0,0 1235,0 1235,7792 0,7792">
          <text:p/>
        </draw:polygon>
        <draw:polygon draw:style-name="gr59" draw:text-style-name="P16" draw:layer="layout" svg:width="1.234cm" svg:height="9.45cm" svg:x="8.992cm" svg:y="7.705cm" svg:viewBox="0 0 1235 9451" draw:points="0,0 1235,0 1235,9451 0,9451">
          <text:p/>
        </draw:polygon>
        <draw:frame draw:style-name="gr60" draw:text-style-name="P17" draw:layer="layout" svg:width="0.883cm" svg:height="0.395cm" svg:x="7.321cm" svg:y="17.404cm">
          <draw:text-box>
            <text:p><text:span text:style-name="T3">Insert</text:span></text:p>
          </draw:text-box>
        </draw:frame>
        <draw:frame draw:style-name="gr61" draw:text-style-name="P17" draw:layer="layout" svg:width="1.155cm" svg:height="0.395cm" svg:x="13.376cm" svg:y="17.404cm">
          <draw:text-box>
            <text:p><text:span text:style-name="T3">Lookup</text:span></text:p>
          </draw:text-box>
        </draw:frame>
        <draw:frame draw:style-name="gr62" draw:text-style-name="P17" draw:layer="layout" svg:width="2.135cm" svg:height="0.395cm" svg:x="19.098cm" svg:y="17.404cm">
          <draw:text-box>
            <text:p><text:span text:style-name="T3">Lower_bound</text:span></text:p>
          </draw:text-box>
        </draw:frame>
        <draw:frame draw:style-name="gr63" draw:text-style-name="P17" draw:layer="layout" svg:width="0.197cm" svg:height="0.395cm" svg:x="4.236cm" svg:y="16.957cm">
          <draw:text-box>
            <text:p><text:span text:style-name="T3">0</text:span></text:p>
          </draw:text-box>
        </draw:frame>
        <draw:frame draw:style-name="gr63" draw:text-style-name="P17" draw:layer="layout" svg:width="0.197cm" svg:height="0.395cm" svg:x="4.236cm" svg:y="15.865cm">
          <draw:text-box>
            <text:p><text:span text:style-name="T3">1</text:span></text:p>
          </draw:text-box>
        </draw:frame>
        <draw:frame draw:style-name="gr63" draw:text-style-name="P17" draw:layer="layout" svg:width="0.197cm" svg:height="0.395cm" svg:x="4.236cm" svg:y="14.774cm">
          <draw:text-box>
            <text:p><text:span text:style-name="T3">2</text:span></text:p>
          </draw:text-box>
        </draw:frame>
        <draw:frame draw:style-name="gr63" draw:text-style-name="P17" draw:layer="layout" svg:width="0.197cm" svg:height="0.395cm" svg:x="4.236cm" svg:y="13.682cm">
          <draw:text-box>
            <text:p><text:span text:style-name="T3">3</text:span></text:p>
          </draw:text-box>
        </draw:frame>
        <draw:frame draw:style-name="gr63" draw:text-style-name="P17" draw:layer="layout" svg:width="0.197cm" svg:height="0.395cm" svg:x="4.236cm" svg:y="12.591cm">
          <draw:text-box>
            <text:p><text:span text:style-name="T3">4</text:span></text:p>
          </draw:text-box>
        </draw:frame>
        <draw:frame draw:style-name="gr63" draw:text-style-name="P17" draw:layer="layout" svg:width="0.197cm" svg:height="0.395cm" svg:x="4.236cm" svg:y="11.501cm">
          <draw:text-box>
            <text:p><text:span text:style-name="T3">5</text:span></text:p>
          </draw:text-box>
        </draw:frame>
        <draw:frame draw:style-name="gr63" draw:text-style-name="P17" draw:layer="layout" svg:width="0.197cm" svg:height="0.395cm" svg:x="4.236cm" svg:y="10.409cm">
          <draw:text-box>
            <text:p><text:span text:style-name="T3">6</text:span></text:p>
          </draw:text-box>
        </draw:frame>
        <draw:frame draw:style-name="gr63" draw:text-style-name="P17" draw:layer="layout" svg:width="0.197cm" svg:height="0.395cm" svg:x="4.236cm" svg:y="9.318cm">
          <draw:text-box>
            <text:p><text:span text:style-name="T3">7</text:span></text:p>
          </draw:text-box>
        </draw:frame>
        <draw:frame draw:style-name="gr63" draw:text-style-name="P17" draw:layer="layout" svg:width="0.197cm" svg:height="0.395cm" svg:x="4.236cm" svg:y="8.226cm">
          <draw:text-box>
            <text:p><text:span text:style-name="T3">8</text:span></text:p>
          </draw:text-box>
        </draw:frame>
        <draw:frame draw:style-name="gr63" draw:text-style-name="P17" draw:layer="layout" svg:width="0.197cm" svg:height="0.395cm" svg:x="4.236cm" svg:y="7.135cm">
          <draw:text-box>
            <text:p><text:span text:style-name="T3">9</text:span></text:p>
          </draw:text-box>
        </draw:frame>
        <draw:frame draw:style-name="gr64" draw:text-style-name="P17" draw:layer="layout" svg:width="0.391cm" svg:height="0.395cm" svg:x="4.051cm" svg:y="6.044cm">
          <draw:text-box>
            <text:p><text:span text:style-name="T3">10</text:span></text:p>
          </draw:text-box>
        </draw:frame>
        <draw:polygon draw:style-name="gr55" draw:text-style-name="P12" draw:layer="layout" svg:width="0.21cm" svg:height="0.21cm" svg:x="23.777cm" svg:y="11.562cm" svg:viewBox="0 0 211 211" draw:points="0,0 211,0 211,211 0,211">
          <text:p/>
        </draw:polygon>
        <draw:polygon draw:style-name="gr57" draw:text-style-name="P14" draw:layer="layout" svg:width="0.21cm" svg:height="0.21cm" svg:x="23.777cm" svg:y="12.06cm" svg:viewBox="0 0 211 211" draw:points="0,0 211,0 211,211 0,211">
          <text:p/>
        </draw:polygon>
        <draw:polygon draw:style-name="gr58" draw:text-style-name="P15" draw:layer="layout" svg:width="0.21cm" svg:height="0.21cm" svg:x="23.777cm" svg:y="12.557cm" svg:viewBox="0 0 211 211" draw:points="0,0 211,0 211,211 0,211">
          <text:p/>
        </draw:polygon>
        <draw:polygon draw:style-name="gr59" draw:text-style-name="P16" draw:layer="layout" svg:width="0.21cm" svg:height="0.21cm" svg:x="23.777cm" svg:y="13.055cm" svg:viewBox="0 0 211 211" draw:points="0,0 211,0 211,211 0,211">
          <text:p/>
        </draw:polygon>
        <draw:frame draw:style-name="gr65" draw:text-style-name="P17" draw:layer="layout" svg:width="1.757cm" svg:height="0.395cm" svg:x="24.088cm" svg:y="11.467cm">
          <draw:text-box>
            <text:p><text:span text:style-name="T3">EBS</text:span></text:p>
          </draw:text-box>
        </draw:frame>
        <draw:frame draw:style-name="gr66" draw:text-style-name="P17" draw:layer="layout" svg:width="1.429cm" svg:height="0.395cm" svg:x="24.088cm" svg:y="11.965cm">
          <draw:text-box>
            <text:p><text:span text:style-name="T3">MlpIndex</text:span></text:p>
          </draw:text-box>
        </draw:frame>
        <draw:frame draw:style-name="gr67" draw:text-style-name="P17" draw:layer="layout" svg:width="0.747cm" svg:height="0.395cm" svg:x="24.088cm" svg:y="12.462cm">
          <draw:text-box>
            <text:p><text:span text:style-name="T3">HOT</text:span></text:p>
          </draw:text-box>
        </draw:frame>
        <draw:frame draw:style-name="gr68" draw:text-style-name="P17" draw:layer="layout" svg:width="0.698cm" svg:height="0.395cm" svg:x="24.088cm" svg:y="12.96cm">
          <draw:text-box>
            <text:p><text:span text:style-name="T3">ART</text:span></text:p>
          </draw:text-box>
        </draw:frame>
        <draw:frame draw:style-name="gr69" draw:text-style-name="P18" draw:layer="layout" svg:width="2.178cm" svg:height="0.357cm" svg:x="12.509cm" svg:y="18.168cm">
          <draw:text-box>
            <text:p><text:span text:style-name="T4">Operation Type</text:span></text:p>
          </draw:text-box>
        </draw:frame>
        <draw:frame draw:style-name="gr70" draw:text-style-name="P18" draw:layer="layout" svg:width="6.504cm" svg:height="0.357cm" draw:transform="rotate (1.5707963267949) translate (3.406cm 14.903cm)">
          <draw:text-box>
            <text:p><text:span text:style-name="T4">Time to execute one operation <text:s text:c="3"/>1 unit = 70ns</text:span></text:p>
          </draw:text-box>
        </draw:frame>
        <draw:polygon draw:style-name="gr56" draw:text-style-name="P13" draw:layer="layout" svg:width="0.21cm" svg:height="0.21cm" svg:x="23.777cm" svg:y="11.063cm" svg:viewBox="0 0 211 211" draw:points="0,0 211,0 211,211 0,211">
          <text:p/>
        </draw:polygon>
        <draw:frame draw:style-name="gr65" draw:text-style-name="P17" draw:layer="layout" svg:width="1.757cm" svg:height="0.395cm" svg:x="24.088cm" svg:y="10.968cm">
          <draw:text-box>
            <text:p><text:span text:style-name="T3">Hash 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polygon draw:style-name="gr53" draw:text-style-name="P3" draw:layer="layout" svg:width="18.521cm" svg:height="10.9cm" svg:x="3.503cm" svg:y="5.379cm" svg:viewBox="0 0 18522 10901" draw:points="0,0 18522,0 18522,10901 0,10901">
          <text:p/>
        </draw:polygon>
        <draw:line draw:style-name="gr54" draw:text-style-name="P2" draw:layer="layout" svg:x1="22.025cm" svg:y1="16.279cm" svg:x2="3.503cm" svg:y2="16.279cm">
          <text:p/>
        </draw:line>
        <draw:line draw:style-name="gr54" draw:text-style-name="P2" draw:layer="layout" svg:x1="22.025cm" svg:y1="14.721cm" svg:x2="3.503cm" svg:y2="14.721cm">
          <text:p/>
        </draw:line>
        <draw:line draw:style-name="gr54" draw:text-style-name="P2" draw:layer="layout" svg:x1="22.025cm" svg:y1="13.164cm" svg:x2="3.503cm" svg:y2="13.164cm">
          <text:p/>
        </draw:line>
        <draw:line draw:style-name="gr54" draw:text-style-name="P2" draw:layer="layout" svg:x1="22.025cm" svg:y1="11.606cm" svg:x2="3.503cm" svg:y2="11.606cm">
          <text:p/>
        </draw:line>
        <draw:line draw:style-name="gr54" draw:text-style-name="P2" draw:layer="layout" svg:x1="22.025cm" svg:y1="10.05cm" svg:x2="3.503cm" svg:y2="10.05cm">
          <text:p/>
        </draw:line>
        <draw:line draw:style-name="gr54" draw:text-style-name="P2" draw:layer="layout" svg:x1="22.025cm" svg:y1="8.492cm" svg:x2="3.503cm" svg:y2="8.492cm">
          <text:p/>
        </draw:line>
        <draw:line draw:style-name="gr54" draw:text-style-name="P2" draw:layer="layout" svg:x1="22.025cm" svg:y1="6.935cm" svg:x2="3.503cm" svg:y2="6.935cm">
          <text:p/>
        </draw:line>
        <draw:line draw:style-name="gr54" draw:text-style-name="P2" draw:layer="layout" svg:x1="22.025cm" svg:y1="5.378cm" svg:x2="3.503cm" svg:y2="5.378cm">
          <text:p/>
        </draw:line>
        <draw:line draw:style-name="gr71" draw:text-style-name="P2" draw:layer="layout" svg:x1="22.025cm" svg:y1="15.5cm" svg:x2="3.503cm" svg:y2="15.5cm">
          <text:p/>
        </draw:line>
        <draw:line draw:style-name="gr71" draw:text-style-name="P2" draw:layer="layout" svg:x1="22.025cm" svg:y1="13.942cm" svg:x2="3.503cm" svg:y2="13.942cm">
          <text:p/>
        </draw:line>
        <draw:line draw:style-name="gr71" draw:text-style-name="P2" draw:layer="layout" svg:x1="22.025cm" svg:y1="12.385cm" svg:x2="3.503cm" svg:y2="12.385cm">
          <text:p/>
        </draw:line>
        <draw:line draw:style-name="gr71" draw:text-style-name="P2" draw:layer="layout" svg:x1="22.025cm" svg:y1="10.829cm" svg:x2="3.503cm" svg:y2="10.829cm">
          <text:p/>
        </draw:line>
        <draw:line draw:style-name="gr71" draw:text-style-name="P2" draw:layer="layout" svg:x1="22.025cm" svg:y1="9.271cm" svg:x2="3.503cm" svg:y2="9.271cm">
          <text:p/>
        </draw:line>
        <draw:line draw:style-name="gr71" draw:text-style-name="P2" draw:layer="layout" svg:x1="22.025cm" svg:y1="7.714cm" svg:x2="3.503cm" svg:y2="7.714cm">
          <text:p/>
        </draw:line>
        <draw:line draw:style-name="gr71" draw:text-style-name="P2" draw:layer="layout" svg:x1="22.025cm" svg:y1="6.156cm" svg:x2="3.503cm" svg:y2="6.156cm">
          <text:p/>
        </draw:line>
        <draw:polygon draw:style-name="gr54" draw:text-style-name="P2" draw:layer="layout" svg:width="0.149cm" svg:height="0cm" draw:transform="rotate (1.5707963267949) translate (3.50291088227816cm 16.4291315233786cm)" svg:viewBox="0 0 150 0" draw:points="150,0 0,0">
          <text:p/>
        </draw:polygon>
        <draw:polygon draw:style-name="gr54" draw:text-style-name="P2" draw:layer="layout" svg:width="0.149cm" svg:height="0cm" draw:transform="rotate (1.5707963267949) translate (9.67664924993644cm 16.4291315233786cm)" svg:viewBox="0 0 150 0" draw:points="150,0 0,0">
          <text:p/>
        </draw:polygon>
        <draw:polygon draw:style-name="gr54" draw:text-style-name="P2" draw:layer="layout" svg:width="0.149cm" svg:height="0cm" draw:transform="rotate (1.5707963267949) translate (15.8503876175947cm 16.4291315233786cm)" svg:viewBox="0 0 150 0" draw:points="150,0 0,0">
          <text:p/>
        </draw:polygon>
        <draw:polyline draw:style-name="gr54" draw:text-style-name="P2" draw:layer="layout" svg:width="0.149cm" svg:height="18.671cm" draw:transform="rotate (1.5707963267949) translate (3.35291723874905cm 16.4291315233786cm)" svg:viewBox="0 0 150 18672" draw:points="150,18672 0,18672 150,18672 150,150 150,0 150,150">
          <text:p/>
        </draw:polyline>
        <draw:polygon draw:style-name="gr54" draw:text-style-name="P2" draw:layer="layout" svg:width="0.149cm" svg:height="0cm" svg:x="3.353cm" svg:y="14.721cm" svg:viewBox="0 0 150 0" draw:points="150,0 0,0">
          <text:p/>
        </draw:polygon>
        <draw:polygon draw:style-name="gr54" draw:text-style-name="P2" draw:layer="layout" svg:width="0.149cm" svg:height="0cm" svg:x="3.353cm" svg:y="13.164cm" svg:viewBox="0 0 150 0" draw:points="150,0 0,0">
          <text:p/>
        </draw:polygon>
        <draw:polygon draw:style-name="gr54" draw:text-style-name="P2" draw:layer="layout" svg:width="0.149cm" svg:height="0cm" svg:x="3.353cm" svg:y="11.606cm" svg:viewBox="0 0 150 0" draw:points="150,0 0,0">
          <text:p/>
        </draw:polygon>
        <draw:polygon draw:style-name="gr54" draw:text-style-name="P2" draw:layer="layout" svg:width="0.149cm" svg:height="0cm" svg:x="3.353cm" svg:y="10.05cm" svg:viewBox="0 0 150 0" draw:points="150,0 0,0">
          <text:p/>
        </draw:polygon>
        <draw:polygon draw:style-name="gr54" draw:text-style-name="P2" draw:layer="layout" svg:width="0.149cm" svg:height="0cm" svg:x="3.353cm" svg:y="8.492cm" svg:viewBox="0 0 150 0" draw:points="150,0 0,0">
          <text:p/>
        </draw:polygon>
        <draw:polygon draw:style-name="gr54" draw:text-style-name="P2" draw:layer="layout" svg:width="0.149cm" svg:height="0cm" svg:x="3.353cm" svg:y="6.935cm" svg:viewBox="0 0 150 0" draw:points="150,0 0,0">
          <text:p/>
        </draw:polygon>
        <draw:polyline draw:style-name="gr54" draw:text-style-name="P2" draw:layer="layout" svg:width="0.149cm" svg:height="10.9cm" svg:x="3.353cm" svg:y="5.378cm" svg:viewBox="0 0 150 10901" draw:points="150,10901 150,0 0,0 150,0">
          <text:p/>
        </draw:polyline>
        <draw:polygon draw:style-name="gr55" draw:text-style-name="P12" draw:layer="layout" svg:width="1.233cm" svg:height="2.99cm" svg:x="16.468cm" svg:y="13.288cm" svg:viewBox="0 0 1234 2991" draw:points="0,0 1234,0 1234,2991 0,2991">
          <text:p/>
        </draw:polygon>
        <draw:polygon draw:style-name="gr56" draw:text-style-name="P13" draw:layer="layout" svg:width="1.234cm" svg:height="0.903cm" svg:x="10.294cm" svg:y="15.375cm" svg:viewBox="0 0 1235 904" draw:points="0,0 1235,0 1235,904 0,904">
          <text:p/>
        </draw:polygon>
        <draw:polygon draw:style-name="gr56" draw:text-style-name="P13" draw:layer="layout" svg:width="1.234cm" svg:height="1.074cm" svg:x="4.12cm" svg:y="15.204cm" svg:viewBox="0 0 1235 1075" draw:points="0,0 1235,0 1235,1075 0,1075">
          <text:p/>
        </draw:polygon>
        <draw:polygon draw:style-name="gr57" draw:text-style-name="P14" draw:layer="layout" svg:width="1.234cm" svg:height="2.375cm" svg:x="17.702cm" svg:y="13.903cm" svg:viewBox="0 0 1235 2376" draw:points="0,0 1235,0 1235,2376 0,2376">
          <text:p/>
        </draw:polygon>
        <draw:polygon draw:style-name="gr57" draw:text-style-name="P14" draw:layer="layout" svg:width="1.234cm" svg:height="1.487cm" svg:x="11.529cm" svg:y="14.791cm" svg:viewBox="0 0 1235 1488" draw:points="0,0 1235,0 1235,1488 0,1488">
          <text:p/>
        </draw:polygon>
        <draw:polygon draw:style-name="gr57" draw:text-style-name="P14" draw:layer="layout" svg:width="1.234cm" svg:height="2.258cm" svg:x="5.355cm" svg:y="14.02cm" svg:viewBox="0 0 1235 2259" draw:points="0,0 1235,0 1235,2259 0,2259">
          <text:p/>
        </draw:polygon>
        <draw:polygon draw:style-name="gr58" draw:text-style-name="P15" draw:layer="layout" svg:width="1.234cm" svg:height="4.656cm" svg:x="18.937cm" svg:y="11.622cm" svg:viewBox="0 0 1235 4657" draw:points="0,0 1235,0 1235,4657 0,4657">
          <text:p/>
        </draw:polygon>
        <draw:polygon draw:style-name="gr58" draw:text-style-name="P15" draw:layer="layout" svg:width="1.234cm" svg:height="4.259cm" svg:x="12.764cm" svg:y="12.019cm" svg:viewBox="0 0 1235 4260" draw:points="0,0 1235,0 1235,4260 0,4260">
          <text:p/>
        </draw:polygon>
        <draw:polygon draw:style-name="gr58" draw:text-style-name="P15" draw:layer="layout" svg:width="1.234cm" svg:height="7.132cm" svg:x="6.59cm" svg:y="9.146cm" svg:viewBox="0 0 1235 7133" draw:points="0,0 1235,0 1235,7133 0,7133">
          <text:p/>
        </draw:polygon>
        <draw:polygon draw:style-name="gr59" draw:text-style-name="P16" draw:layer="layout" svg:width="1.234cm" svg:height="8.486cm" svg:x="13.998cm" svg:y="7.792cm" svg:viewBox="0 0 1235 8487" draw:points="0,0 1235,0 1235,8487 0,8487">
          <text:p/>
        </draw:polygon>
        <draw:polygon draw:style-name="gr59" draw:text-style-name="P16" draw:layer="layout" svg:width="1.233cm" svg:height="9.187cm" svg:x="7.825cm" svg:y="7.091cm" svg:viewBox="0 0 1234 9188" draw:points="0,0 1234,0 1234,9188 0,9188">
          <text:p/>
        </draw:polygon>
        <draw:frame draw:style-name="gr60" draw:text-style-name="P17" draw:layer="layout" svg:width="0.883cm" svg:height="0.395cm" svg:x="6.154cm" svg:y="16.527cm">
          <draw:text-box>
            <text:p><text:span text:style-name="T3">Insert</text:span></text:p>
          </draw:text-box>
        </draw:frame>
        <draw:frame draw:style-name="gr61" draw:text-style-name="P17" draw:layer="layout" svg:width="1.155cm" svg:height="0.395cm" svg:x="12.209cm" svg:y="16.527cm">
          <draw:text-box>
            <text:p><text:span text:style-name="T3">Lookup</text:span></text:p>
          </draw:text-box>
        </draw:frame>
        <draw:frame draw:style-name="gr62" draw:text-style-name="P17" draw:layer="layout" svg:width="2.135cm" svg:height="0.395cm" svg:x="17.932cm" svg:y="16.527cm">
          <draw:text-box>
            <text:p><text:span text:style-name="T3">Lower_bound</text:span></text:p>
          </draw:text-box>
        </draw:frame>
        <draw:frame draw:style-name="gr63" draw:text-style-name="P17" draw:layer="layout" svg:width="0.197cm" svg:height="0.395cm" svg:x="3.068cm" svg:y="16.08cm">
          <draw:text-box>
            <text:p><text:span text:style-name="T3">0</text:span></text:p>
          </draw:text-box>
        </draw:frame>
        <draw:frame draw:style-name="gr63" draw:text-style-name="P17" draw:layer="layout" svg:width="0.197cm" svg:height="0.395cm" svg:x="3.068cm" svg:y="14.522cm">
          <draw:text-box>
            <text:p><text:span text:style-name="T3">2</text:span></text:p>
          </draw:text-box>
        </draw:frame>
        <draw:frame draw:style-name="gr63" draw:text-style-name="P17" draw:layer="layout" svg:width="0.197cm" svg:height="0.395cm" svg:x="3.068cm" svg:y="12.965cm">
          <draw:text-box>
            <text:p><text:span text:style-name="T3">4</text:span></text:p>
          </draw:text-box>
        </draw:frame>
        <draw:frame draw:style-name="gr63" draw:text-style-name="P17" draw:layer="layout" svg:width="0.197cm" svg:height="0.395cm" svg:x="3.068cm" svg:y="11.407cm">
          <draw:text-box>
            <text:p><text:span text:style-name="T3">6</text:span></text:p>
          </draw:text-box>
        </draw:frame>
        <draw:frame draw:style-name="gr63" draw:text-style-name="P17" draw:layer="layout" svg:width="0.197cm" svg:height="0.395cm" svg:x="3.068cm" svg:y="9.851cm">
          <draw:text-box>
            <text:p><text:span text:style-name="T3">8</text:span></text:p>
          </draw:text-box>
        </draw:frame>
        <draw:frame draw:style-name="gr64" draw:text-style-name="P17" draw:layer="layout" svg:width="0.391cm" svg:height="0.395cm" svg:x="2.883cm" svg:y="8.293cm">
          <draw:text-box>
            <text:p><text:span text:style-name="T3">10</text:span></text:p>
          </draw:text-box>
        </draw:frame>
        <draw:frame draw:style-name="gr64" draw:text-style-name="P17" draw:layer="layout" svg:width="0.391cm" svg:height="0.395cm" svg:x="2.883cm" svg:y="6.736cm">
          <draw:text-box>
            <text:p><text:span text:style-name="T3">12</text:span></text:p>
          </draw:text-box>
        </draw:frame>
        <draw:frame draw:style-name="gr64" draw:text-style-name="P17" draw:layer="layout" svg:width="0.391cm" svg:height="0.395cm" svg:x="2.883cm" svg:y="5.179cm">
          <draw:text-box>
            <text:p><text:span text:style-name="T3">14</text:span></text:p>
          </draw:text-box>
        </draw:frame>
        <draw:polygon draw:style-name="gr55" draw:text-style-name="P12" draw:layer="layout" svg:width="0.21cm" svg:height="0.21cm" svg:x="22.612cm" svg:y="10.691cm" svg:viewBox="0 0 211 211" draw:points="0,0 211,0 211,211 0,211">
          <text:p/>
        </draw:polygon>
        <draw:polygon draw:style-name="gr57" draw:text-style-name="P14" draw:layer="layout" svg:width="0.21cm" svg:height="0.21cm" svg:x="22.612cm" svg:y="11.189cm" svg:viewBox="0 0 211 211" draw:points="0,0 211,0 211,211 0,211">
          <text:p/>
        </draw:polygon>
        <draw:polygon draw:style-name="gr58" draw:text-style-name="P15" draw:layer="layout" svg:width="0.21cm" svg:height="0.21cm" svg:x="22.612cm" svg:y="11.686cm" svg:viewBox="0 0 211 211" draw:points="0,0 211,0 211,211 0,211">
          <text:p/>
        </draw:polygon>
        <draw:polygon draw:style-name="gr59" draw:text-style-name="P16" draw:layer="layout" svg:width="0.21cm" svg:height="0.21cm" svg:x="22.612cm" svg:y="12.184cm" svg:viewBox="0 0 211 211" draw:points="0,0 211,0 211,211 0,211">
          <text:p/>
        </draw:polygon>
        <draw:frame draw:style-name="gr65" draw:text-style-name="P17" draw:layer="layout" svg:width="1.757cm" svg:height="0.395cm" svg:x="22.923cm" svg:y="10.596cm">
          <draw:text-box>
            <text:p><text:span text:style-name="T3">EBS</text:span></text:p>
          </draw:text-box>
        </draw:frame>
        <draw:frame draw:style-name="gr66" draw:text-style-name="P17" draw:layer="layout" svg:width="1.429cm" svg:height="0.395cm" svg:x="22.923cm" svg:y="11.094cm">
          <draw:text-box>
            <text:p><text:span text:style-name="T3">MlpIndex</text:span></text:p>
          </draw:text-box>
        </draw:frame>
        <draw:frame draw:style-name="gr67" draw:text-style-name="P17" draw:layer="layout" svg:width="0.747cm" svg:height="0.395cm" svg:x="22.923cm" svg:y="11.591cm">
          <draw:text-box>
            <text:p><text:span text:style-name="T3">HOT</text:span></text:p>
          </draw:text-box>
        </draw:frame>
        <draw:frame draw:style-name="gr68" draw:text-style-name="P17" draw:layer="layout" svg:width="0.698cm" svg:height="0.395cm" svg:x="22.923cm" svg:y="12.089cm">
          <draw:text-box>
            <text:p><text:span text:style-name="T3">ART</text:span></text:p>
          </draw:text-box>
        </draw:frame>
        <draw:frame draw:style-name="gr69" draw:text-style-name="P18" draw:layer="layout" svg:width="2.178cm" svg:height="0.357cm" svg:x="11.343cm" svg:y="17.291cm">
          <draw:text-box>
            <text:p><text:span text:style-name="T4">Operation Type</text:span></text:p>
          </draw:text-box>
        </draw:frame>
        <draw:frame draw:style-name="gr70" draw:text-style-name="P18" draw:layer="layout" svg:width="6.504cm" svg:height="0.357cm" draw:transform="rotate (1.5707963267949) translate (2.238cm 14.032cm)">
          <draw:text-box>
            <text:p><text:span text:style-name="T4">Time to execute one operation <text:s text:c="3"/>1 unit = 70ns</text:span></text:p>
          </draw:text-box>
        </draw:frame>
        <draw:polygon draw:style-name="gr56" draw:text-style-name="P13" draw:layer="layout" svg:width="0.21cm" svg:height="0.21cm" svg:x="22.612cm" svg:y="10.192cm" svg:viewBox="0 0 211 211" draw:points="0,0 211,0 211,211 0,211">
          <text:p/>
        </draw:polygon>
        <draw:frame draw:style-name="gr65" draw:text-style-name="P17" draw:layer="layout" svg:width="1.757cm" svg:height="0.395cm" svg:x="22.923cm" svg:y="10.097cm">
          <draw:text-box>
            <text:p><text:span text:style-name="T3">Hash 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72" draw:text-style-name="P3" draw:layer="layout" svg:width="22.098cm" svg:height="13.97cm" svg:x="3.302cm" svg:y="3.55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xml:id="id3" draw:id="id3" draw:layer="layout" svg:width="0.762cm" svg:height="0.762cm" svg:x="13.462cm" svg:y="1.2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3.562cm" svg:y1="1.878cm" svg:x2="11.022cm" svg:y2="3.148cm">
          <text:p/>
        </draw:line>
        <draw:line draw:style-name="gr16" draw:text-style-name="P3" draw:layer="layout" svg:x1="14.122cm" svg:y1="1.878cm" svg:x2="16.662cm" svg:y2="3.148cm">
          <text:p/>
        </draw:line>
        <draw:frame draw:style-name="gr74" draw:text-style-name="P8" draw:layer="layout" svg:width="1.772cm" svg:height="0.962cm" svg:x="12.985cm" svg:y="2.186cm">
          <draw:text-box>
            <text:p>……</text:p>
          </draw:text-box>
        </draw:frame>
        <draw:line draw:style-name="gr75" draw:text-style-name="P3" draw:layer="layout" svg:x1="5.78cm" svg:y1="18.034cm" svg:x2="3.24cm" svg:y2="19.304cm">
          <text:p/>
        </draw:line>
        <draw:line draw:style-name="gr75" draw:text-style-name="P3" draw:layer="layout" svg:x1="22.868cm" svg:y1="18.034cm" svg:x2="25.408cm" svg:y2="19.304cm">
          <text:p/>
        </draw:line>
        <draw:custom-shape draw:style-name="gr22" draw:text-style-name="P2" draw:layer="layout" svg:width="0.762cm" svg:height="0.762cm" svg:x="2.732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762cm" svg:height="0.762cm" svg:x="25.154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draw:layer="layout" svg:width="0.762cm" svg:height="0.762cm" svg:x="9.744cm" svg:y="19.30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8" draw:layer="layout" svg:width="1.772cm" svg:height="0.962cm" svg:x="13.152cm" svg:y="19.104cm">
          <draw:text-box>
            <text:p>……</text:p>
          </draw:text-box>
        </draw:frame>
        <draw:frame draw:style-name="gr74" draw:text-style-name="P8" draw:layer="layout" svg:width="1.772cm" svg:height="0.962cm" svg:x="5.734cm" svg:y="19.104cm">
          <draw:text-box>
            <text:p>……</text:p>
          </draw:text-box>
        </draw:frame>
        <draw:frame draw:style-name="gr74" draw:text-style-name="P8" draw:layer="layout" svg:width="1.772cm" svg:height="0.962cm" svg:x="21.028cm" svg:y="19.104cm">
          <draw:text-box>
            <text:p>……</text:p>
          </draw:text-box>
        </draw:frame>
        <draw:custom-shape draw:style-name="gr22" draw:text-style-name="P2" draw:layer="layout" svg:width="0.762cm" svg:height="0.762cm" svg:x="18.055cm" svg:y="1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4" draw:id="id4" draw:layer="layout" svg:width="0.762cm" svg:height="0.762cm" svg:x="13.46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3.562cm" svg:y1="4.926cm" svg:x2="12.192cm" svg:y2="5.588cm">
          <text:p/>
        </draw:line>
        <draw:custom-shape draw:style-name="gr73" draw:text-style-name="P2" xml:id="id1" draw:id="id1" draw:layer="layout" svg:width="0.762cm" svg:height="0.762cm" svg:x="8.382cm" svg:y="7.87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draw:layer="layout" svg:width="0.762cm" svg:height="0.762cm" svg:x="4.572cm" svg:y="15.74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2" draw:layer="layout" svg:x1="4.726cm" svg:y1="16.664cm" svg:x2="3.202cm" svg:y2="18.95cm">
          <text:p/>
        </draw:line>
        <draw:custom-shape draw:style-name="gr73" draw:text-style-name="P2" xml:id="id2" draw:id="id2" draw:layer="layout" svg:width="0.762cm" svg:height="0.762cm" svg:x="10.414cm" svg:y="15.848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2" draw:layer="layout" svg:x1="10.568cm" svg:y1="16.764cm" svg:x2="10.152cm" svg:y2="19.05cm">
          <text:p/>
        </draw:line>
        <draw:custom-shape draw:style-name="gr73" draw:text-style-name="P2" draw:layer="layout" svg:width="0.762cm" svg:height="0.762cm" svg:x="17.472cm" svg:y="15.848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2" draw:layer="layout" svg:x1="17.952cm" svg:y1="16.764cm" svg:x2="18.368cm" svg:y2="19.05cm">
          <text:p/>
        </draw:line>
        <draw:custom-shape draw:style-name="gr22" draw:text-style-name="P2" draw:layer="layout" svg:width="0.762cm" svg:height="0.762cm" svg:x="23.273cm" svg:y="15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2" draw:layer="layout" svg:x1="23.902cm" svg:y1="16.664cm" svg:x2="25.426cm" svg:y2="18.95cm">
          <text:p/>
        </draw:line>
        <draw:frame draw:style-name="gr74" draw:text-style-name="P4" draw:layer="layout" svg:width="5.277cm" svg:height="0.763cm" svg:x="11.684cm" svg:y="15.747cm">
          <draw:text-box>
            <text:p><text:span text:style-name="T1">l</text:span><text:span text:style-name="T1">e</text:span><text:span text:style-name="T1">a</text:span><text:span text:style-name="T1">f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 </text:span><text:span text:style-name="T1">c</text:span><text:span text:style-name="T1">h</text:span><text:span text:style-name="T1">i</text:span><text:span text:style-name="T1">l</text:span><text:span text:style-name="T1">d</text:span><text:span text:style-name="T1"> </text:span><text:span text:style-name="T1">o</text:span><text:span text:style-name="T1">f</text:span><text:span text:style-name="T1"> </text:span><text:span text:style-name="T1">A</text:span></text:p>
          </draw:text-box>
        </draw:frame>
        <draw:frame draw:style-name="gr74" draw:text-style-name="P4" draw:layer="layout" svg:width="4.401cm" svg:height="0.763cm" svg:x="10.252cm" svg:y="17.779cm">
          <draw:text-box>
            <text:p><text:span text:style-name="T1">D.fullKey = E</text:span><text:span text:style-name="T5">.prefix</text:span></text:p>
          </draw:text-box>
        </draw:frame>
        <draw:connector draw:style-name="gr7" draw:text-style-name="P3" draw:layer="layout" draw:type="curve" draw:line-skew="-1.567cm" svg:x1="8.382cm" svg:y1="8.255cm" svg:x2="4.869cm" svg:y2="15.538cm" draw:start-shape="id1" draw:start-glue-point="6" svg:d="M8382 8255c-5361 0-3604 7283-3513 7283" svg:viewBox="0 0 3861 7284">
          <text:p/>
        </draw:connector>
        <draw:frame draw:style-name="gr43" draw:text-style-name="P4" draw:layer="layout" svg:width="1.67cm" svg:height="0.763cm" svg:x="4.318cm" svg:y="8.381cm">
          <draw:text-box>
            <text:p><text:span text:style-name="T1">B</text:span><text:span text:style-name="T1">.</text:span><text:span text:style-name="T1">m</text:span><text:span text:style-name="T1">i</text:span><text:span text:style-name="T1">n</text:span></text:p>
          </draw:text-box>
        </draw:frame>
        <draw:line draw:style-name="gr7" draw:text-style-name="P3" draw:layer="layout" svg:x1="5.788cm" svg:y1="16.002cm" svg:x2="10.106cm" svg:y2="16.002cm">
          <text:p/>
        </draw:line>
        <draw:frame draw:style-name="gr74" draw:text-style-name="P4" draw:layer="layout" svg:width="1.899cm" svg:height="0.763cm" svg:x="6.966cm" svg:y="15.239cm">
          <draw:text-box>
            <text:p><text:span text:style-name="T1">C.succ</text:span></text:p>
          </draw:text-box>
        </draw:frame>
        <draw:line draw:style-name="gr7" draw:text-style-name="P3" draw:layer="layout" svg:x1="10.006cm" svg:y1="16.341cm" svg:x2="5.688cm" svg:y2="16.341cm">
          <text:p/>
        </draw:line>
        <draw:frame draw:style-name="gr74" draw:text-style-name="P4" draw:layer="layout" svg:width="1.848cm" svg:height="0.763cm" svg:x="6.967cm" svg:y="16.34cm">
          <draw:text-box>
            <text:p><text:span text:style-name="T1">D.prev</text:span></text:p>
          </draw:text-box>
        </draw:frame>
        <draw:line draw:style-name="gr3" draw:text-style-name="P3" draw:layer="layout" svg:x1="5.588cm" svg:y1="14.986cm" svg:x2="5.08cm" svg:y2="15.748cm">
          <text:p/>
        </draw:line>
        <draw:line draw:style-name="gr3" draw:text-style-name="P3" draw:layer="layout" svg:x1="10.414cm" svg:y1="14.986cm" svg:x2="10.668cm" svg:y2="15.848cm">
          <text:p/>
        </draw:line>
        <draw:frame draw:style-name="gr74" draw:text-style-name="P8" draw:layer="layout" svg:width="1.772cm" svg:height="0.962cm" svg:x="5.086cm" svg:y="13.77cm">
          <draw:text-box>
            <text:p>……</text:p>
          </draw:text-box>
        </draw:frame>
        <draw:frame draw:style-name="gr74" draw:text-style-name="P8" draw:layer="layout" svg:width="1.772cm" svg:height="0.962cm" svg:x="9.236cm" svg:y="13.77cm">
          <draw:text-box>
            <text:p>……</text:p>
          </draw:text-box>
        </draw:frame>
        <draw:frame draw:style-name="gr74" draw:text-style-name="P4" draw:layer="layout" svg:width="1.289cm" svg:height="0.763cm" svg:x="12.192cm" svg:y="4.163cm">
          <draw:text-box>
            <text:p><text:span text:style-name="T1">root</text:span></text:p>
          </draw:text-box>
        </draw:frame>
        <draw:frame draw:style-name="gr74" draw:text-style-name="P8" draw:layer="layout" svg:width="1.772cm" svg:height="0.962cm" svg:x="11.176cm" svg:y="5.388cm">
          <draw:text-box>
            <text:p>……</text:p>
          </draw:text-box>
        </draw:frame>
        <draw:connector draw:style-name="gr7" draw:text-style-name="P3" draw:layer="layout" draw:type="curve" svg:x1="9.144cm" svg:y1="8.255cm" svg:x2="11.176cm" svg:y2="16.229cm" draw:start-shape="id1" draw:start-glue-point="10" draw:end-shape="id2" draw:end-glue-point="10" svg:d="M9144 8255c3801 0 2785 7974 2032 7974" svg:viewBox="0 0 2747 7975">
          <text:p/>
        </draw:connector>
        <draw:frame draw:style-name="gr74" draw:text-style-name="P4" draw:layer="layout" svg:width="1.797cm" svg:height="0.763cm" svg:x="11.665cm" svg:y="9.651cm">
          <draw:text-box>
            <text:p><text:span text:style-name="T1">B.max</text:span></text:p>
          </draw:text-box>
        </draw:frame>
        <draw:line draw:style-name="gr3" draw:text-style-name="P3" draw:layer="layout" svg:x1="8.89cm" svg:y1="7.874cm" svg:x2="9.906cm" svg:y2="7.112cm">
          <text:p/>
        </draw:line>
        <draw:frame draw:style-name="gr74" draw:text-style-name="P8" draw:layer="layout" svg:width="1.772cm" svg:height="0.962cm" svg:x="9.652cm" svg:y="6.15cm">
          <draw:text-box>
            <text:p>……</text:p>
          </draw:text-box>
        </draw:frame>
        <draw:custom-shape draw:style-name="gr78" draw:text-style-name="P3" draw:layer="layout" svg:width="4.826cm" svg:height="2.794cm" svg:x="5.842cm" svg:y="9.39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82cm" svg:y1="8.536cm" svg:x2="7.112cm" svg:y2="9.144cm">
          <text:p/>
        </draw:line>
        <draw:line draw:style-name="gr3" draw:text-style-name="P3" draw:layer="layout" svg:x1="8.99cm" svg:y1="8.536cm" svg:x2="9.652cm" svg:y2="9.144cm">
          <text:p/>
        </draw:line>
        <draw:frame draw:style-name="gr74" draw:text-style-name="P4" draw:layer="layout" svg:width="3.321cm" svg:height="2.299cm" svg:x="6.628cm" svg:y="9.604cm">
          <draw:text-box>
            <text:p><text:span text:style-name="T1">children of B</text:span></text:p>
            <text:p><text:span text:style-name="T1">are managed </text:span></text:p>
            <text:p><text:span text:style-name="T1">recursively by</text:span></text:p>
            <text:p><text:span text:style-name="T1">a smaller DS</text:span></text:p>
          </draw:text-box>
        </draw:frame>
        <draw:custom-shape draw:style-name="gr22" draw:text-style-name="P2" draw:layer="layout" svg:width="0.762cm" svg:height="0.762cm" svg:x="6.09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762cm" svg:height="0.762cm" svg:x="9.39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8" draw:layer="layout" svg:width="1.772cm" svg:height="0.962cm" svg:x="7.266cm" svg:y="12.5cm">
          <draw:text-box>
            <text:p>……</text:p>
          </draw:text-box>
        </draw:frame>
        <draw:line draw:style-name="gr3" draw:text-style-name="P3" draw:layer="layout" svg:x1="6.604cm" svg:y1="12.7cm" svg:x2="6.858cm" svg:y2="12.446cm">
          <text:p/>
        </draw:line>
        <draw:line draw:style-name="gr3" draw:text-style-name="P3" draw:layer="layout" svg:x1="9.652cm" svg:y1="12.7cm" svg:x2="9.398cm" svg:y2="12.446cm">
          <text:p/>
        </draw:line>
        <draw:connector draw:style-name="gr7" draw:text-style-name="P3" draw:layer="layout" draw:type="curve" svg:x1="8.493cm" svg:y1="7.985cm" svg:x2="13.462cm" svg:y2="1.651cm" draw:start-shape="id1" draw:start-glue-point="5" draw:end-shape="id3" draw:end-glue-point="6" svg:d="M8493 7985c0-4223 1656-6334 4969-6334" svg:viewBox="0 0 4970 6335">
          <text:p/>
        </draw:connector>
        <draw:frame draw:style-name="gr79" draw:text-style-name="P4" draw:layer="layout" svg:width="3.048cm" svg:height="1.275cm" svg:x="10.922cm" svg:y="7.615cm">
          <draw:text-box>
            <text:p><text:span text:style-name="T1">B.hashTable</text:span></text:p>
          </draw:text-box>
        </draw:frame>
        <draw:connector draw:style-name="gr7" draw:text-style-name="P3" draw:layer="layout" draw:type="curve" draw:line-skew="3.565cm" svg:x1="14.224cm" svg:y1="1.651cm" svg:x2="14.224cm" svg:y2="4.699cm" draw:start-shape="id3" draw:start-glue-point="10" draw:end-shape="id4" draw:end-glue-point="10" svg:d="M14224 1651c6100 0 6100 3048 0 3048" svg:viewBox="0 0 4576 3049">
          <text:p/>
        </draw:connector>
        <draw:frame draw:style-name="gr79" draw:text-style-name="P4" draw:layer="layout" svg:width="3.048cm" svg:height="1.275cm" svg:x="18.288cm" svg:y="2.032cm">
          <draw:text-box>
            <text:p><text:span text:style-name="T1">A.children</text:span></text:p>
          </draw:text-box>
        </draw:frame>
        <draw:frame draw:style-name="gr74" draw:text-style-name="P8" draw:layer="layout" svg:width="1.772cm" svg:height="0.962cm" svg:x="16.764cm" svg:y="13.77cm">
          <draw:text-box>
            <text:p>……</text:p>
          </draw:text-box>
        </draw:frame>
        <draw:frame draw:style-name="gr74" draw:text-style-name="P8" draw:layer="layout" svg:width="1.772cm" svg:height="0.962cm" svg:x="21.59cm" svg:y="13.77cm">
          <draw:text-box>
            <text:p>……</text:p>
          </draw:text-box>
        </draw:frame>
        <draw:frame draw:style-name="gr80" draw:text-style-name="P8" draw:layer="layout" svg:width="5.582cm" svg:height="3.311cm" svg:x="21.336cm" svg:y="3.81cm">
          <draw:text-box>
            <text:p><text:span text:style-name="T1">the data structure</text:span></text:p>
            <text:p><text:span text:style-name="T1">that manages all </text:span></text:p>
            <text:p><text:span text:style-name="T1">children of A</text:span></text:p>
          </draw:text-box>
        </draw:frame>
        <draw:line draw:style-name="gr7" draw:text-style-name="P3" draw:layer="layout" svg:x1="9.144cm" svg:y1="7.985cm" svg:x2="14.986cm" svg:y2="8.636cm">
          <text:p/>
        </draw:line>
        <draw:custom-shape draw:style-name="gr81" draw:text-style-name="P3" draw:layer="layout" svg:width="8.89cm" svg:height="3.302cm" svg:x="14.986cm" svg:y="7.874cm">
          <text:p/>
          <draw:enhanced-geometry svg:viewBox="0 0 21600 21600" draw:type="rectangle" draw:enhanced-path="M 0 0 L 21600 0 21600 21600 0 21600 0 0 Z N"/>
        </draw:custom-shape>
        <draw:frame draw:style-name="gr74" draw:text-style-name="P4" draw:layer="layout" svg:width="8.173cm" svg:height="0.763cm" svg:x="15.494cm" svg:y="9.143cm">
          <draw:text-box>
            <text:p><text:span text:style-name="T1">hash table storing all nodes of this DS</text:span></text:p>
          </draw:text-box>
        </draw:frame>
        <draw:line draw:style-name="gr7" draw:text-style-name="P3" draw:layer="layout" svg:x1="14.224cm" svg:y1="5.08cm" svg:x2="16.002cm" svg:y2="7.62cm">
          <text:p/>
        </draw:line>
        <draw:frame draw:style-name="gr79" draw:text-style-name="P4" draw:layer="layout" svg:width="4.064cm" svg:height="1.275cm" svg:x="14.732cm" svg:y="5.588cm">
          <draw:text-box>
            <text:p><text:span text:style-name="T1">root.hashTable</text:span></text:p>
          </draw:text-box>
        </draw:frame>
        <draw:frame draw:style-name="gr82" draw:text-style-name="P4" draw:layer="layout" svg:width="9.652cm" svg:height="1.275cm" svg:x="12.446cm" svg:y="11.933cm">
          <draw:text-box>
            <text:p text:style-name="P19"><text:span text:style-name="T1">min/max/prev/succ only points to leaf nodes</text:span></text:p>
            <text:p text:style-name="P19"><text:span text:style-name="T1">in this DS, never to parent or children 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EB659A9EB67C9DEE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11:11:32.609560169</meta:creation-date>
    <dc:date>2019-01-04T18:42:07.477340809</dc:date>
    <meta:editing-duration>PT59M38S</meta:editing-duration>
    <meta:editing-cycles>14</meta:editing-cycles>
    <meta:generator>LibreOffice/5.4.6.2$Linux_X86_64 LibreOffice_project/40m0$Build-2</meta:generator>
    <meta:document-statistic meta:object-count="430"/>
  </office:meta>
</office:document-meta>
</file>